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2.2972in"/>
    </style:style>
    <style:style style:name="co3" style:family="table-column">
      <style:table-column-properties fo:break-before="auto" style:column-width="1.7402in"/>
    </style:style>
    <style:style style:name="co4" style:family="table-column">
      <style:table-column-properties fo:break-before="auto" style:column-width="0.6681in"/>
    </style:style>
    <style:style style:name="co5" style:family="table-column">
      <style:table-column-properties fo:break-before="auto" style:column-width="0.85in"/>
    </style:style>
    <style:style style:name="co6" style:family="table-column">
      <style:table-column-properties fo:break-before="auto" style:column-width="1.0429in"/>
    </style:style>
    <style:style style:name="co7" style:family="table-column">
      <style:table-column-properties fo:break-before="auto" style:column-width="1.3543in"/>
    </style:style>
    <style:style style:name="co8" style:family="table-column">
      <style:table-column-properties fo:break-before="auto" style:column-width="0.8071in"/>
    </style:style>
    <style:style style:name="co9" style:family="table-column">
      <style:table-column-properties fo:break-before="auto" style:column-width="1.2043in"/>
    </style:style>
    <style:style style:name="co11" style:family="table-column">
      <style:table-column-properties fo:break-before="auto" style:column-width="13.5689in"/>
    </style:style>
    <style:style style:name="ro2" style:family="table-row">
      <style:table-row-properties style:row-height="0.178in" fo:break-before="auto" style:use-optimal-row-height="true"/>
    </style:style>
    <style:style style:name="ro3" style:family="table-row">
      <style:table-row-properties style:row-height="0.5in" fo:break-before="auto" style:use-optimal-row-height="false"/>
    </style:style>
    <style:style style:name="ro4"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2" style:family="table-cell" style:parent-style-name="Default" style:data-style-name="N100">
      <style:text-properties style:font-name="Liberation Sans" fo:font-size="10pt" style:font-size-asian="10pt" style:font-size-complex="10pt"/>
    </style:style>
    <style:style style:name="ce3" style:family="table-cell" style:parent-style-name="Default" style:data-style-name="N100">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ext-properties style:font-name="Liberation Sans" fo:font-size="10pt" style:text-underline-style="none" fo:font-weight="bold" style:font-size-asian="10pt" style:font-weight-asian="bold" style:font-size-complex="10pt" style:font-weight-complex="bold"/>
    </style:style>
    <style:style style:name="ce5" style:family="table-cell" style:parent-style-name="Default">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ext-properties style:font-name="Liberation Sans" fo:font-size="10pt" style:text-underline-style="solid" style:text-underline-width="auto" style:text-underline-color="font-color" style:font-size-asian="10pt" style:font-size-complex="10pt"/>
    </style:style>
    <style:style style:name="ce7" style:family="table-cell" style:parent-style-name="Default" style:data-style-name="N100">
      <style:table-cell-properties fo:wrap-option="wrap"/>
      <style:text-properties style:use-window-font-color="true" style:text-outline="false" style:text-line-through-style="none" style:font-name="Liberation Sans" fo:font-size="10pt"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style:font-name="Liberation Sans" fo:font-size="10pt" style:font-name-asian="Droid Sans Fallback" style:font-size-asian="10pt" style:font-name-complex="FreeSans" style:font-size-complex="10pt"/>
    </style:style>
    <style:style style:name="T1" style:family="text">
      <style:text-properties style:text-position="super 58%"/>
    </style:style>
  </office:automatic-styles>
  <office:body>
    <office:spreadsheet>
      <table:table table:name="Sheet1" table:style-name="ta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1" table:default-cell-style-name="ce2"/>
        <table:table-column table:style-name="co10" table:number-columns-repeated="1010" table:default-cell-style-name="ce2"/>
        <table:table-row table:style-name="ro3">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1" office:value-type="string">
            <text:p>version</text:p>
          </table:table-cell>
          <table:table-cell table:style-name="ce1" office:value-type="string">
            <text:p>size</text:p>
          </table:table-cell>
          <table:table-cell table:style-name="ce1" office:value-type="string">
            <text:p>system</text:p>
          </table:table-cell>
          <table:table-cell table:style-name="ce1" office:value-type="string">
            <text:p>type</text:p>
          </table:table-cell>
          <table:table-cell table:style-name="ce1" office:value-type="string">
            <text:p>category</text:p>
          </table:table-cell>
          <table:table-cell table:style-name="ce1" office:value-type="string">
            <text:p>age</text:p>
          </table:table-cell>
          <table:table-cell table:style-name="ce1" office:value-type="string">
            <text:p>description</text:p>
          </table:table-cell>
          <table:table-cell table:style-name="ce1" table:number-columns-repeated="1010"/>
        </table:table-row>
        <table:table-row table:style-name="ro3">
          <table:table-cell office:value-type="string">
            <text:p>com.mxtech.videoplayer.pro</text:p>
          </table:table-cell>
          <table:table-cell office:value-type="string">
            <text:p>MX Player Pro</text:p>
          </table:table-cell>
          <table:table-cell office:value-type="string">
            <text:p>13.10</text:p>
          </table:table-cell>
          <table:table-cell table:number-columns-repeated="2" table:style-name="ce7" office:value-type="string">
            <text:p>Varia de acordo com o dispositivo</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ESTA É A VERSÃO SEM ANÚNCIO DO MX PLAYER.\n\nMX Player - A melhor maneira de desfrutar de seus vídeos.\n\n\na) DECODIFICAÇÃO DE HARDWARE - Com o novo decodificador h/w, mais vídeos podem tirar vantagem da aceleração de hardware.\n\n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n\nc) PRESSÃO NO ZOOM - Facilmente aumente e diminui o zoom, apertando e passando toda a tela.\n\nd) TEMPO DAS LEGENDAS - A posição de reprodução será ajustada para combinar com o tempo das legendas.\n\ne) BLOQUEIO DE CRIANÇAS - Mantenha seus filhos entretidos, sem ter que se preocupar em fazer chamadas ou tocar em outros aplicativos. (plug-in necessário)\n\n\nFormatos da Legenda:\n\n- DVD, DVB, SSA/ASS Faixa da Legenda.\n- SubStation Alpha(.ssa/.ass) com uma modelagem completa.\n- SAMI(.smi) com suporte a tag rubi.\n- SubRip(.srt)\n- MicroDVD(.sub/.txt)\n- SubViewer2.0(.sub)\n- MPL2(.mpl/.txt)\n- PowerDivX(.psb/.txt)\n- TMPlayer(.txt)\n\n******\nSe você não pode comprar no Google Play, consulte nossa página na internet. Fazemos mais métodos de pagamento. (https://sites.google.com/site/mxvpen/buy)\n******\nSobre permissão ""Ferramentas do sistema - exibir alertas de nível do sistema"": Esta permissão é necessária para bloquear o botão HOME quando o bloqueio de entrada é ativado na tela de reprodução de vídeo.\n******\nSe está a ser confrontado com o erro 'arquivo inválido', por favor instale novamente o MX Player, descarregando-o da página do produto (<text:a xlink:href="https://sites.google.com/site/mxvpen/download">https://sites.google.com/site/mxvpen/download</text:a>)\n******</text:p>
          </table:table-cell>
          <table:table-cell table:number-columns-repeated="1010"/>
        </table:table-row>
        <table:table-row table:style-name="ro3">
          <table:table-cell office:value-type="string">
            <text:p>com.adsk.sketchbookhd</text:p>
          </table:table-cell>
          <table:table-cell table:style-name="ce3" office:value-type="string">
            <text:p>SketchBook Pro</text:p>
          </table:table-cell>
          <table:table-cell office:value-type="string">
            <text:p>11.62</text:p>
          </table:table-cell>
          <table:table-cell table:style-name="ce3" office:value-type="string">
            <text:p>2.9.2</text:p>
          </table:table-cell>
          <table:table-cell office:value-type="string">
            <text:p>11M</text:p>
          </table:table-cell>
          <table:table-cell office:value-type="string">
            <text:p>Android 4.0</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Descubra por si mesmo por que o SketchBook Pro se tornou o padrão do setor para desenho digital!\n\nO Autodesk SketchBook® Pro é um aplicativo de pintura e desenho de qualidade profissional. Com o mesmo mecanismo de pintura que os renomados aplicativos SketchBook Pro, ele oferece um conjunto completo e sofisticado de ferramentas de desenho e pintura, através de uma interface do usuário simplificada e intuitiva.\n\nSe você faz desenhos simples ocasionalmente ou se é um ilustrador profissional, o SketchBook Pro transforma seu tablet em um poderoso caderno de desenho digital.\n\n\nRecursos:\n•Espaço de trabalho em tela cheia com suporte para qualquer orientação de dispositivo (somente em tablets)\n•Crie telas grandes (com até 6,5 MP em dispositivos selecionados)\n•Suporte completo a multitoques\n•Simetria dinâmica\n•Abrangente biblioteca de pincéis, com mais de 100 predefinições que você pode personalizar\n•Várias camadas gerenciáveis\n•Galeria para armazenar o trabalho em andamento\n•Biblioteca de cores da Copic\n•Interface do usuário personalizável\n•Modo somente de caneta (para dispositivos com suporte à entrada de caneta)\n•Sensibilidade à pressão da caneta\n•Compartilhe sua arte diretamente do SketchBook para o deviantART, a maior rede social on-line para artistas e amantes das artes\n•Navegue pelo grupo Autodesk-SketchBook no deviantART por meio da Galeria no aplicativo\n\nEnvie qualquer consulta por e-mail a: sketchbook.android@autodesk.com\n\n***Disponível somente no Android 4.0 ou superior***</text:p>
          </table:table-cell>
          <table:table-cell table:number-columns-repeated="1010"/>
        </table:table-row>
        <table:table-row table:style-name="ro3">
          <table:table-cell office:value-type="string">
            <text:p>com.plexapp.android</text:p>
          </table:table-cell>
          <table:table-cell table:style-name="ce3" office:value-type="string">
            <text:p>Plex for Android</text:p>
          </table:table-cell>
          <table:table-cell office:value-type="string">
            <text:p>11.62</text:p>
          </table:table-cell>
          <table:table-cell table:number-columns-repeated="2" table:style-name="ce7" office:value-type="string">
            <text:p>Varia de acordo com o dispositivo</text:p>
          </table:table-cell>
          <table:table-cell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 The Chromecast feature currently requires a PlexPass, but will be free for all after the preview period ★★★\n\nPlex organizes all of your personal media, wherever you keep it, so you can enjoy it on any device. With Plex, you can easily stream your videos, music, photos and home movies to your Android phone or tablet from your home computer running Plex Media Server (available for free at https://www.plex.tv).\n\n- Plex makes your media beautiful with rich descriptions, artwork, and other metadata.\n- Plex automatically converts your media on-the-fly to play on any device.\n- Easily share your media with friends and family.\n- Browse, fling and control your media on any Plex-enabled device, including the Google Chromecast (Plex Pass)\n- Sync media to your phone or tablet for offline viewing (Plex Pass)\n- Sync media to your favorite cloud provider including Google Drive, Dropbox, and Box, so you can stream media even when your server is offline (Plex Pass)\n- Access a wide range of online channels such as TED, Revision3, and TWiT.\n- Queue online videos from sites like Vimeo and YouTube and watch them later on any device.\n\nWith Plex, your media universe is constantly expanding. Getting up and running is easy, so start now!\n\n★★★ NOTE: YOU MUST HAVE A PLEX MEDIA SERVER (AVAILABLE FOR FREE AT https://plex.tv/downloads) INSTALLED AND RUNNING TO STREAM LOCAL MEDIA. VERSION 0.9.8.14 OR HIGHER IS REQUIRED. DRM-protected content (such as video from the iTunes store), ISO disc images, and VIDEO_TS folders are not supported. ★★★</text:p>
          </table:table-cell>
          <table:table-cell table:number-columns-repeated="1010"/>
        </table:table-row>
        <table:table-row table:style-name="ro3">
          <table:table-cell office:value-type="string">
            <text:p>com.google.android.youtube</text:p>
          </table:table-cell>
          <table:table-cell table:style-name="ce3" office:value-type="string">
            <text:p>YouTub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YouTube do seu jeito. Adquira o aplicativo oficial do YouTube para Android. Vire DJ, aprenda kung fu e compartilhe conteúdo facilmente com os amigos. Veja seus vídeos favoritos e listas de reprodução prediletas de todo o mundo no conforto de seu sofá, na cozinha ou em qualquer outro lugar.\n\nRecursos:\n* Assista a um vídeo enquanto pesquisa o próximo\n* Inscreva-se em seus canais favoritos para acesso fácil a partir do guia\n* Faça login para acessar sua lista "Assistir mais tarde"\n* Procure playlists e use o botão "Reproduzir tudo" para horas e mais horas de entretenimento\n* Compartilhe vídeos via Google+, e-mail, Facebook e Twitter</text:p>
          </table:table-cell>
          <table:table-cell table:number-columns-repeated="1010"/>
        </table:table-row>
        <table:table-row table:style-name="ro3">
          <table:table-cell office:value-type="string">
            <text:p>com.mxtech.videoplayer.ad</text:p>
          </table:table-cell>
          <table:table-cell table:style-name="ce3" office:value-type="string">
            <text:p>MX Player</text:p>
          </table:table-cell>
          <table:table-cell office:value-type="string">
            <text:p>Gratuito</text:p>
          </table:table-cell>
          <table:table-cell table:number-columns-repeated="2" table:style-name="ce3" office:value-type="string">
            <text:p>Varia de acordo com o dispositivo </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MX Player - A melhor maneira de desfrutar de seus vídeos.\n\n\na) DECODIFICAÇÃO DE HARDWARE - Com o novo decodificador h/w, mais vídeos podem tirar vantagem da aceleração de hardware.\n\n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n\nc) PRESSÃO NO ZOOM - Facilmente aumente e diminui o zoom, apertando e passando toda a tela.\n\nd) TEMPO DAS LEGENDAS - A posição de reprodução será ajustada para combinar com o tempo das legendas.\n\ne) BLOQUEIO DE CRIANÇAS - Mantenha seus filhos entretidos, sem ter que se preocupar em fazer chamadas ou tocar em outros aplicativos. (plug-in necessário)\n\n\nFormatos da Legenda:\n\n- DVD, DVB, SSA/ASS Faixa da Legenda.\n- SubStation Alpha(.ssa/.ass) com uma modelagem completa.\n- SAMI(.smi) com suporte a tag rubi.\n- SubRip(.srt)\n- MicroDVD(.sub/.txt)\n- SubViewer2.0(.sub)\n- MPL2(.mpl/.txt)\n- PowerDivX(.psb/.txt)\n- TMPlayer(.txt)\n\n******\nSobre permissão "Ferramentas do sistema - exibir alertas de nível do sistema": Esta permissão é necessária para bloquear o botão HOME quando o bloqueio de entrada é ativado na tela de reprodução de vídeo.\n******\nSe está a ser confrontado com o erro 'arquivo inválido', por favor instale novamente o MX Player, descarregando-o da página do produto (<text:a xlink:href="https://sites.google.com/site/mxvpen/download">https://sites.google.com/site/mxvpen/download</text:a>)\n******</text:p>
          </table:table-cell>
          <table:table-cell table:number-columns-repeated="1010"/>
        </table:table-row>
        <table:table-row table:style-name="ro3">
          <table:table-cell office:value-type="string">
            <text:p>com.bhtx.tvbrasileirahd</text:p>
          </table:table-cell>
          <table:table-cell table:style-name="ce3" office:value-type="string">
            <text:p>TV Brasileira ao vivo HD</text:p>
          </table:table-cell>
          <table:table-cell office:value-type="string">
            <text:p>Gratuito</text:p>
          </table:table-cell>
          <table:table-cell office:value-type="string">
            <text:p>1.0.5</text:p>
          </table:table-cell>
          <table:table-cell office:value-type="string">
            <text:p>10M</text:p>
          </table:table-cell>
          <table:table-cell office:value-type="string">
            <text:p>Android 2.1</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Para ver TV ao vivo grátis , oferecemos a melhor aplicação de canais brasileiros.\n\nMade in é um aplicativo prático e suave que lhe permitirá ver ao vivo mais de uma centena de canais de Tv br\n\nNão importa a sua localização , do Brasil ou em outro lugar que você pode assistir ao vivo e facilmente os seus canais de TV favoritos a qualquer hora e em qualquer lugar do Brasil .\n\n• Siga todas as TV brasileira (BR) Live!\n• Requerimento de Livre\n• Todos os canais são 100% funcional\n• Não há necessidade de ter " Adobe Flash Player"\n• No registro necessário\n• Atualizando canais automaticamente\n• Fácil de usar\n• Ampla gama de canais\n• Usar qualquer rede - Wi- Fi, 3G ou 4G\n• Não há necessidade de usar satélites\n• Basta utilizar seu dispositivo Android , celular, tablet , etc\n• Além disso, você pode conectar esses dispositivos à TV para assistir canais de TV\n• media players externos não são necessários\n• Atualizações Diário\n\nNota: Vários canais são de qualidade HD , assim você terá uma boa conexão à Internet.\n\nSe você quiser, adicione um novo canal, por favor envie-nos o nome do canal e seu link. Vamos adicioná-lo !\ne-mail : hibabenhrouz@gmail.com\n\nTodos os links de diferentes canais integrados na nossa aplicação , temos recuperado a partir da web , uma vez que estão disponíveis gratuitamente\nEste não é o pedido oficial de diferentes canais.</text:p>
          </table:table-cell>
          <table:table-cell table:number-columns-repeated="1010"/>
        </table:table-row>
        <table:table-row table:style-name="ro3">
          <table:table-cell office:value-type="string">
            <text:p>com.n7mobile.nplayerunlocker</text:p>
          </table:table-cell>
          <table:table-cell table:style-name="ce3" office:value-type="string">
            <text:p>n7player Full Version Unlocker</text:p>
          </table:table-cell>
          <table:table-cell office:value-type="string">
            <text:p>7.70</text:p>
          </table:table-cell>
          <table:table-cell office:value-type="string">
            <text:p>1.0.6</text:p>
          </table:table-cell>
          <table:table-cell table:style-name="ce3" office:value-type="string">
            <text:p>277K</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This application unlocks the n7player (Trial) and removes the time limitation. Please install the n7player if you want to use it. Any version of n7player should work with this unlocker.\n\nwww.lifehacker.com review:\n"n7player makes browsing your own library and finding music to listen to fun again."\n\n\nKey features of the n7player:\n- Unique user interface! Fully multi-touchable album covers wall\n- Plays: mp3, ogg, m4a, mp4, wav, 3gp, mid, xmf, flac (3.1+), aac (3.1+), mkv (4.0+)\n- 5 band EQ with presets, environmental effects, bass boost and SRS (requires 2.3+)\n- Album art downloader\n- Tag editor\n- File browser with filters\n- Widgets\n- Lockscreen with direct unlock\n- Headset support\n- Shuffle/repeat features\n- Last.fm scrobbling\n- m3u playlist support\n- Sleep timer\n- Lyrics (embedded or via musicXmatch plugin)\n\nFor complete list of features please see the description of "n7player Music Player"\n\nFollow us on:\nhttp://www.facebook.com/n7player</text:p>
          </table:table-cell>
          <table:table-cell table:number-columns-repeated="1010"/>
        </table:table-row>
        <table:table-row table:style-name="ro3">
          <table:table-cell table:style-name="ce3" office:value-type="string">
            <text:p>com.shazam.encore.android</text:p>
          </table:table-cell>
          <table:table-cell table:style-name="ce3" office:value-type="string">
            <text:p>Shazam Encore</text:p>
          </table:table-cell>
          <table:table-cell office:value-type="string">
            <text:p>13.99</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O Shazam Encore proporciona a experiência do Shazam sem os anúncios. Podes utilizar o Shazam sempre que te apetecer!\n\nDepois de utilizares o Shazam num conteúdo, podes:\n\n○ Comprar faixas em Google Play\n○ Disponível para todos os tablets Android\n○ Ver os vídeos no YouTube\n○ Ver os conteúdos nos quais os teus amigos utilizaram o Shazam\n○ Utilizar o LyricPlay para cantares a par de letras em transmissão contínua\n○ Ouvir no Rdio ou Spotifya música na qual utilizaste o Shazam\n○ Ver a biografia e a discografia do intérprete\n\nTambém podes:\n\n○ Pré-visualizar e guardar os teus favoritos\n○ Partilhar no Twitter, Facebook e Google+ os conteúdos nos quais utilizaste o Shazam\n○ Utilizar o Shazam mesmo quando não tens Internet: o Shazam fará a correspondência da música quando tiveres uma ligação e devolverá o resultado\n○ Utilizar o Shazam a partir do ecrã inicial do teu telefone com a miniaplicação do Shazam\n\nMuda para o Shazam Encore para desfrutares da experiência do Shazam sem os anúncios.\n\nNotas:\n* Pré-visualizações disponíveis em: US, UK, DE, FR, CH, AT\n* Letras e LyricPlay disponíveis em: US, CA, UK, FR, IT, DE, ES, AU, NZ.\n* Spotify disponível em: AR, AT, AU, BE, BG, BO, BR, CH ,CL, CO, CR, CY, CZ, DE, DK, DR, EC, EE, ES, FI, FR, GB, GR, GT, HK, HN, HU, IE, IS, IT, LI, LU, LV, MT, MX, MY, NL, NO, NZ, PA, PE, PL, PT, PY, RO, SE, SG, SK, SL, TH, TR, TW, US, UY.\n* O Shazam suporta dispositivos com ligação móvel\n\nOs dispositivos MIPS não são suportados\n\n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hazam.android</text:p>
          </table:table-cell>
          <table:table-cell table:style-name="ce3" office:value-type="string">
            <text:p>Shazam</text:p>
          </table:table-cell>
          <table:table-cell office:value-type="string">
            <text:p>Gratuito</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Podes utilizar o Shazam sempre que te apetecer!\n\nDepois de utilizares o Shazam num conteúdo, podes:\n\n○ Comprar faixas em Google Play\n○ Disponível para todos os tablets Android\n○ Ver os vídeos no YouTube\n○ Ver os conteúdos nos quais os teus amigos utilizaram o Shazam\n○ Utilizar o LyricPlay para cantares a par de letras em transmissão contínua\n○ Ouvir no Rdio ou Spotifya música na qual utilizaste o Shazam\n○ Ver a biografia e a discografia do intérprete\n\nTambém podes:\n\n○ Pré-visualizar e guardar os teus favoritos\n○ Partilhar no Twitter, Facebook e Google+ os conteúdos nos quais utilizaste o Shazam\n○ Utilizar o Shazam mesmo quando não tens Internet: o Shazam fará a correspondência da música quando tiveres uma ligação e devolverá o resultado\n○ Utilizar o Shazam a partir do ecrã inicial do teu telefone com a miniaplicação do Shazam\n\nMuda para o Shazam Encore para desfrutares da experiência do Shazam sem os anúncios.\n\nNotas:\n* Pré-visualizações disponíveis em: US, UK, DE, FR, CH, AT\n* Letras e LyricPlay disponíveis em: US, CA, UK, FR, IT, DE, ES, AU, NZ.\n* Spotify disponível em: AR, AT, AU, BE, BG, BO, BR, CH ,CL, CO, CR, CY, CZ, DE, DK, DR, EC, EE, ES, FI, FR, GB, GR, GT, HK, HN, HU, IE, IS, IT, LI, LU, LV, MT, MX, MY, NL, NO, NZ, PA, PE, PL, PT, PY, RO, SE, SG, SK, SL, TH, TR, TW, US, UY.\n* O Shazam suporta dispositivos com ligação móvel\n\nOs dispositivos MIPS não são suportados\n\n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tudiosol.player.letras</text:p>
          </table:table-cell>
          <table:table-cell table:style-name="ce3" office:value-type="string">
            <text:p>Letras.mus.br</text:p>
          </table:table-cell>
          <table:table-cell office:value-type="string">
            <text:p>Gratuito</text:p>
          </table:table-cell>
          <table:table-cell office:value-type="string">
            <text:p>2.4.0</text:p>
          </table:table-cell>
          <table:table-cell office:value-type="string">
            <text:p>3M</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Ouça as suas músicas no nosso player e a letra vai abrir automaticamente! Gire o Android para ver letra e tradução lado a lado.\n* * * * *\nVocê pode buscar entre as 2 milhões do site para ver a letra, tradução e assistir ao vídeo.\n* * * * *\nOuça seleções sugeridas a partir das suas próprias músicas, facilitando o trabalho de criar playlists.\n* * * * *\nVocê nunca mais vai esquecer a letra ou ficar em dúvida sobre uma tradução ;)</text:p>
          </table:table-cell>
          <table:table-cell table:number-columns-repeated="1010"/>
        </table:table-row>
        <table:table-row table:style-name="ro3">
          <table:table-cell office:value-type="string">
            <text:p>com.tomtom.brazil</text:p>
          </table:table-cell>
          <table:table-cell table:style-name="ce3" office:value-type="string">
            <text:p>TomTom Brasil</text:p>
          </table:table-cell>
          <table:table-cell office:value-type="string">
            <text:p>112.31</text:p>
          </table:table-cell>
          <table:table-cell office:value-type="string">
            <text:p>1.3.0</text:p>
          </table:table-cell>
          <table:table-cell table:style-name="ce3" office:value-type="string">
            <text:p>36M </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Baixo nível de maturidade </text:p>
          </table:table-cell>
          <table:table-cell office:value-type="string">
            <text:p>TomTom Navegação para Android. Navegação de nível internacional na qual 70 milhões de motoristas confiam.\n\nPlanos de última hora? Com o aplicativo de navegação TomTom, dirigir até algum lugar novo não poderia ser mais fácil. Como você sempre leva o smartphone, a navegação está ao alcance das mãos. Não ter sinal não indica problema porque o aplicativo funciona tanto online como offline. Você economizará com roaming de dados e terá acesso constante aos mesmos mapas, à tecnologia e navegação de nível internacional, como em nossos sistemas de navegação. É o aplicativo com o qual os motoristas podem contar.\n\nSomente o aplicativo de navegação TomTom oferece tudo isto:\n\n›› Navegação no carro passo a passo por voz. Encontre seu caminho do jeito mais fácil com instruções de voz claras e uma visualização 2D ou 3D da rota à frente. Incluindo redefinição automática da rota se você perder o caminho.\n\n›› Orientação de pista avançada. Oferece a clareza de que você precisa ao dirigir em cruzamentos difíceis.\n\n›› Mapas Offline da TomTom. Os mapas são armazenados em seu smartphone, portanto, não é preciso ter conexão móvel de dados ou um amplo plano móvel de dados\n\n›› Mapas Vitalícios GRÁTIS. Baixe 4 ou mais atualizações completas todo ano durante a vida útil do seu equipamento.\n\n›› IQ Routes. Percursos mais rápidos e horário de chegada confiável e preciso durante todo o dia.\n\n›› Nomes de ruas falados. Ajudando você a manter os olhos na estrada.\n\n›› Suporte multitarefas. Limpar instrução passo a passo quando estiver no telefone.\n\n›› Integração contínua. Fácil integração com seus contatos do smartphone Android.\n\n*** COBERTURA DE MAPAS ***\n- BR.\n\n*** ANTES DE COMPRAR ESTE APLICATIVO ***\n1. Certifique-se de que tem pelo menos 397 Mb de espaço livre para armazenamento na memória interna do telefone ou no armazenamento externo. Para pesquisar, vá até as configurações do telefone e depois para o armazenamento de dados.\n2. Se houver espaço de armazenamento suficiente, compre o aplicativo usando sua conta Google e instale o aplicativo no telefone. Agora você precisa baixar o mapa TomTom mais recente antes de usar o aplicativo.\n3. Conecte o telefone à internet via conexão WiFi e abra o aplicativo. Você agora conseguira baixar o novo mapa. O download pode levar até duas horas, dependendo da sua conexão com a internet. Conecte o telefone a um carregador e fique ao alcance da rede WiFi até que o download seja concluído.\n\n*** MAIS INFORMAÇÕES ***</text:p>
          </table:table-cell>
          <table:table-cell table:number-columns-repeated="1010"/>
        </table:table-row>
        <table:table-row table:style-name="ro3">
          <table:table-cell office:value-type="string">
            <text:p>com.waze</text:p>
          </table:table-cell>
          <table:table-cell table:style-name="ce3" office:value-type="string">
            <text:p>Waze social GPS Maps &amp; Traffic</text:p>
          </table:table-cell>
          <table:table-cell office:value-type="string">
            <text:p>Gratuito</text:p>
          </table:table-cell>
          <table:table-cell office:value-type="string">
            <text:p>3.7.8.0</text:p>
          </table:table-cell>
          <table:table-cell office:value-type="string">
            <text:p>20M</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Waze é um app divertido de mapeamento, trânsito e navegação baseado em uma comunidade. Milhões de motoristas de todo o mundo unem forças para escapar do trânsito, poupar tempo, dinheiro do combustível e melhorar o percurso diário de todos.\n\nSimplesmente dirigindo com o Waze aberto você já contribui com informações de trânsito das vias para sua comunidade local. Você também pode ativamente alertar sobre acidentes, perigos, polícia e outros eventos que encontrar na via, e pode receber alertas que surjam na sua rota. Descubra o posto de combustível mais barato em sua rota com os preços atualizados pela comunidade. O Waze também torna simples e divertido encontrar seus amigos por aí.\n\nTrata-se de contribuir e se beneficiar de um "bem em comum" nas ruas. Então suba a bordo e envolva-se hoje com sua comunidade local de motoristas.\n\n✓ Rotas ao vivo baseado na informação do trânsito gerado em tempo real pela comunidade;\n✓ Alertas da comunidade sobre acidentes, perigos, blitz, via bloqueadas e muito mais;\n✓ Navegação completa guiada por voz;\n✓ Alteração automática da rota quando as condições do trânsito mudam;\n✓ Aprende seus destinos frequentes, horas dos percursos e rotas preferidas;\n✓ Encontre os postos de combustível mais baratos ao longo da sua rota;\n✓ Navegação com um toque para eventos do Facebook;\n✓ Veja seus amigos do Facebook dirigindo para o mesmo local;\n✓ Notifique alguém que você está a caminho enviando seu tempo estimado de chegada e um link mostrando você enquanto dirige;\n✓ Ganhe pontos e evolua no ranking da sua comunidade enquanto contribui com informações das vias;\n✓ Mapas ao vivo, constantemente editados e atualizados pela comunidade Waze de editores de mapas;\n\nDirija com segurança!\n\nNota: o uso contínuo do GPS rodando no segundo plano pode reduzir drasticamente a vida útil de sua bateria. O Waze vai automaticamente desligar se estiver sendo executado em segundo plano e você não estiver dirigindo por algum tempo.\n\nAprenda mais sobre a política de privacidade do Waze, incluindo qual informação é acessada e como é usada. Com o Waze você tem controle completo sobre suas configurações de privacidade. <text:a xlink:href="http://www.waze.com/legal/privacy/">http://www.waze.com/legal/privacy/</text:a></text:p>
          </table:table-cell>
          <table:table-cell table:number-columns-repeated="1010"/>
        </table:table-row>
        <table:table-row table:style-name="ro3">
          <table:table-cell office:value-type="string">
            <text:p>com.google.android.apps.maps</text:p>
          </table:table-cell>
          <table:table-cell table:style-name="ce3" office:value-type="string">
            <text:p>Maps</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O novo aplicativo do Google Maps para telefones e tablets Android torna fácil e rápida a navegação pelo mundo. Encontre os melhores pontos da cidade e receba informações sobre como chegar até eles.\n\n- Mapas precisos e detalhados em 200 países\n- Navegação GPS orientada por voz para dirigir, pedalar e caminhar\n- Mapas e rotas de transporte público para mais de 800 cidades\n- Informações de trânsito em tempo real, avisos de incidentes e redefinição dinâmica de trajetos\n- Informações detalhadas sobre mais de 100 milhões de lugares\n- Street View e imagens internas de restaurantes, museus, etc.\n\n* Alguns recursos não estão disponíveis em todos os países\n\n* Você pode disponibilizar em modo off-line a área de um mapa tocando na caixa de pesquisa e selecionando "Disponibilizar off-line esta área do mapa". Visite http://goo.gl/wawgE para saber mais.</text:p>
          </table:table-cell>
          <table:table-cell table:number-columns-repeated="1010"/>
        </table:table-row>
        <table:table-row table:style-name="ro3">
          <table:table-cell office:value-type="string">
            <text:p>com.globo.app</text:p>
          </table:table-cell>
          <table:table-cell table:style-name="ce3" office:value-type="string">
            <text:p>globo.com</text:p>
          </table:table-cell>
          <table:table-cell office:value-type="string">
            <text:p>Gratuito</text:p>
          </table:table-cell>
          <table:table-cell table:style-name="ce3" office:value-type="string">
            <text:p>1.0.1 </text:p>
          </table:table-cell>
          <table:table-cell office:value-type="string">
            <text:p>2.5M</text:p>
          </table:table-cell>
          <table:table-cell office:value-type="string">
            <text:p>Android 4.0</text:p>
          </table:table-cell>
          <table:table-cell office:value-type="string">
            <text:p>Applicação</text:p>
          </table:table-cell>
          <table:table-cell office:value-type="string">
            <text:p>Notícias</text:p>
          </table:table-cell>
          <table:table-cell table:style-name="ce3" office:value-type="string">
            <text:p>Médio nível de maturidade </text:p>
          </table:table-cell>
          <table:table-cell office:value-type="string">
            <text:p>Baixe agora o aplicativo da globo.com e tenha acesso fácil e rápido à melhor e mais completa cobertura em notícias, esportes e entretenimento da Internet brasileira no seu celular!\n\nSeja o primeiro a saber o que acontece na sua região, no Brasil e no mundo, com notícias atualizadas minuto a minuto.\n\nAcompanhe jogos e coberturas de eventos em tempo real, com fotos, vídeos, estatísticas e transmissões ao vivo, com conteúdos da TV e do rádio.\n\nSaiba tudo sobre seus programas e artistas favoritos. Fique ligado no que rolou, está rolando, e o que vai rolar na TV!\n\nConheça as últimas novidades do mundo da tecnologia e dos games, e domine truques e dicas para navegar no universo digital!\n\nAssista aos melhores momentos dos programas da TV Globo e canais Globosat: SporTV, Globo News, Multishow, GNT, entre outros. E se você é assinante globo.com, pode ainda assistir aos programas da TV Globo na íntegra!\n\nCom a globo.com você tem tudo isso e muito mais!\n\nAproveite! Instale e acesse já!</text:p>
          </table:table-cell>
          <table:table-cell table:number-columns-repeated="1010"/>
        </table:table-row>
        <table:table-row table:style-name="ro3">
          <table:table-cell office:value-type="string">
            <text:p>com.beansys.newmetroreaderpro</text:p>
          </table:table-cell>
          <table:table-cell table:style-name="ce3" office:value-type="string">
            <text:p>Metro Reader Pro</text:p>
          </table:table-cell>
          <table:table-cell office:value-type="string">
            <text:p>6.59</text:p>
          </table:table-cell>
          <table:table-cell office:value-type="string">
            <text:p>3.2.0</text:p>
          </table:table-cell>
          <table:table-cell office:value-type="string">
            <text:p>158K</text:p>
          </table:table-cell>
          <table:table-cell office:value-type="string">
            <text:p>Android 2.1</text:p>
          </table:table-cell>
          <table:table-cell office:value-type="string">
            <text:p>Applicação</text:p>
          </table:table-cell>
          <table:table-cell office:value-type="string">
            <text:p>Notícias</text:p>
          </table:table-cell>
          <table:table-cell office:value-type="string">
            <text:p>Todos</text:p>
          </table:table-cell>
          <table:table-cell office:value-type="string">
            <text:p>Metro Reader will help you download and manage the published daily news from Metro so that you can download the news paper as PDF when you have access to a fast and cheap internet connection and then read the paper offline.\n\nMetro is a free newspaper read by more than 17 million people around the world each day. Most people will probably find it easiest to read the actual paper edition but if you don't have one of their paper stands on your way to work or if you want to read the news paper from another city or country then this app will help you get get hold of your very own edition anyway.\nThis is not an official metro app but all news papers handled by this app is published by and downloaded from metros official archive. The archive is publicly available and open for anyone do freely download from. The downloaded news papers can be large so if you don't have a good price agreement for mobile connection you should try updating your news paper while connected to a Wifi network.\nThere is most likely room for some improvements in the app so please get in touch if you have any suggestions, questions or complaints (metroreader (at) beansys.com).\n\nThe following editions are available from the app:\nBrazil (Metro Sao Paulo, Metro ABC, Metro Santos, Metro Rio, Metro Campinas, Metro Motor, Metro Quadrado, Metro Curitiba, Belo Horizonte, Porto Alegre, Brasilia, Porto Alegre, Metro Plus, Primeiramão Plus)\nCanada (Toronto, Montreal, Ottawa, Vancouver, Calgary, Edmonton, Halifax, London, Winnipeg)\nChile (Chile, Mujeres, Tacómetro Especial, Casas, Tacómetro, Motos, Diario El Grafico)\nChina (Hong Kong)\nColombia (Bogota, Especiales, Tacometro)\nCzech Republic (National Edition, Moravia, Prague, Brno)\nDenmark (National Edition, Copenhagen)\nEcuador (Quito, Guayaquil, Metroquil Playero, Cuenca, Metro Especiales)\nFinland (Helsinki)\nFrance (Paris, Grand Est, Côte d'Azur, Provence, Bordeaux, Rhône-Alpes, Rennes, Toulouse, Ouest, Lille, Nantes, Languedoc)\nGreece (Athens)\nGuatemala (Guatemala City, Publinews Mujer, PubliSport)\nHolland (Holland, Amsterdam, Rotterdam, Haaglanden, Uit in Rotterdam, Metro Special, Metro Mode, Metro Festivals)\nHungary (Budapest)\nItaly (Rome, Firenze, Genoa, Milano, Turin, Cagliari, Bologna, Sassari)\nKorea (Seoul, Busan)\nMexico (Mexico City, Monterrey, Guadalajara, Mujeres DF, Mujeres Guadalajara)\nNicaragua (Metro Nicaragua)\nPeru (Lima, Playas)\nPortugal (Lisbon, Porto)\nPuerto Rico (San Juan)\nRussia (Moscow, St. Petersburg, Metro TV, Metro Beauty, Kazan, Novosibirsk, Omsk, Chelyabinsk, Ekaterinburg, Voronezh, Metro Kids, Metro Auto)\nSweden (Skåne, Göteborg, Stockholm, Mälardalen, Metro Bostad Skåne, Metro Mode, Weekend Stockholm, Weekend Göteborg, Weekend Skåne, TEMA)\nUSA (New York, Boston, Philadelphia)\nExtra (Metro Photo Challenge)\n\n----\n\nThe original Metro reader app was suspended by the Google Play team because the app description contained keywords. They gave me no warning and I got no chance to remove the keywords. Therefore, the app is now released again as a new app without the keywords in the description. This means that if you have the old version installed, you will have to install the new version to get any future updates. I'm sorry for any inconvenience this may cause you, but it is unfortunately out of my control.</text:p>
          </table:table-cell>
          <table:table-cell table:number-columns-repeated="1010"/>
        </table:table-row>
        <table:table-row table:style-name="ro3">
          <table:table-cell office:value-type="string">
            <text:p>com.akdevelopment.dict.enportug2</text:p>
          </table:table-cell>
          <table:table-cell table:style-name="ce3" office:value-type="string">
            <text:p>Dicionário Inglês-Português</text:p>
          </table:table-cell>
          <table:table-cell office:value-type="string">
            <text:p>6.96</text:p>
          </table:table-cell>
          <table:table-cell office:value-type="string">
            <text:p>1.0.0</text:p>
          </table:table-cell>
          <table:table-cell office:value-type="string">
            <text:p>3.5M</text:p>
          </table:table-cell>
          <table:table-cell office:value-type="string">
            <text:p>Android 1.6</text:p>
          </table:table-cell>
          <table:table-cell office:value-type="string">
            <text:p>Applicação</text:p>
          </table:table-cell>
          <table:table-cell office:value-type="string">
            <text:p>E-Books</text:p>
          </table:table-cell>
          <table:table-cell table:style-name="ce3" office:value-type="string">
            <text:p>Baixo nível de maturidade </text:p>
          </table:table-cell>
          <table:table-cell office:value-type="string">
            <text:p>Esse é um Dicionário de Inglês-Português e Português-Inglês (English - Portuguese and Portuguese - English Dictionary), contendo 193000 artigos de tradução. O dicionário é OFFLINE e não exige conexão com a internet.\nO tamanho do banco de dados é de mais de 35MB. Ele será baixado quando a aplicação rodar pela primeira vez. Nós lhe recomendamos que use uma conexão Wi-Fi.\n\nPrincipais recursos:\n1. Histórico - todas as palavras que você já viu são armazenadas no histórico.\n2. Favoritos - Você pode adicionar palavras à lista de favoritos clicando no ícone "estrela".\n3. Gerenciando listas de histórico e favoritos - você pode editar ou limpar essas listas.\n4. Várias configurações - você pode mudar as fontes e temas do aplicativo (escolha um dos vários temas de cores).\n5. Soletração de palavras usando um módulo de texto-para-fala (requer conexão com a internet). Powered by iSpeech®.\n6. Busca por palavra em contexto - clique em qualquer palavras em um artigo de tradução e busque por sua tradução.\n7. Ferramenta palavra aleatória do dia. Para ver a ferramenta na lista o aplicativo deve estar instalado na memória do telefone (a base de dados do dicionário pode ser instalada em outro local).</text:p>
          </table:table-cell>
          <table:table-cell table:number-columns-repeated="1010"/>
        </table:table-row>
        <table:table-row table:style-name="ro3">
          <table:table-cell office:value-type="string">
            <text:p>com.amazon.kindle</text:p>
          </table:table-cell>
          <table:table-cell table:style-name="ce5" office:value-type="string">
            <text:p>Kindl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E-Books</text:p>
          </table:table-cell>
          <table:table-cell office:value-type="string">
            <text:p>Todos</text:p>
          </table:table-cell>
          <table:table-cell office:value-type="string">
            <text:p>O aplicativo Kindle é otimizado para dispositivos que usam o sistema Android em uma interface bonita e de fácil uso. Você terá acesso ao nosso acervo com mais de um milhão de eBooks Kindle, faça sua escolha e baixe o primeiro capítulo gratuitamente antes de decidir se quer comprá-lo.\n\nCom a tecnologia Whispersync da Amazon, você sincroniza automaticamente seus livros entre vários dispositivos incluindo os mais populares smartphones, tablets e computadores. Desse modo é possível continuar a leitura em um dispositivo diferente de onde você parou.\nTenha a melhor experiência de leitura possível:\n\n• Não precisa ter um aparelho Kindle: baixe o aplicativo gratuito em seu smarphone ou tablet Android e você estará pronto para começar a leitura.\n\n• Experimente antes de comprar: leia o primeiro capítulo gratuitamente antes de decidir se vai comprar.\n\n• Compre e use em qualquer dispositivo: leia em seu smartphone ou tablet Android sempre que der vontade. Basta baixar o aplicativo Kindle para o seu tablet ou smartphone Android para começar a ler em seguida.\n\n• Personalize: ajuste o tamanho do texto, altere o brilho da tela, escolha a sua cor de fundo e leia no modo retrato ou paisagem.\n\n• Sincronize a última página lida: a tecnologia Whispersync sincroniza automaticamente seus livros entre os dispositivos, desse modo você pode continuar a leitura de onde você parou a partir de um dispositivo diferente. Você não precisa ter um Kindle para baixar o aplicativo, mas se você tiver, a sincronização também acontecerá nele.\n\n• Leia livros gratuitamente: escolha entre milhares de eBooks gratuitos, como A Moreninha, de Joaquim Manuel de Macedo e Dom Casmurro, de Machado de Assis.\n\n• Dicionário: toque e selecione qualquer palavra de um eBook para conhecer sua definição no dicionário embutido. Além disso, você também pode usar os links do Google ou Wikipedia para obter mais informações.\n\n• Também é possível ler seus eBooks em seu Kindle, PC, Mac, iPhone, iPad e iPod. Nossa tecnologia Whispersync sincroniza a última página lida, notas, marcações e destaques entre dispositivos para que você continuar de onde parou.</text:p>
          </table:table-cell>
          <table:table-cell table:number-columns-repeated="1010"/>
        </table:table-row>
        <table:table-row table:style-name="ro3">
          <table:table-cell office:value-type="string">
            <text:p>com.azumio.instantheartrate.full</text:p>
          </table:table-cell>
          <table:table-cell table:style-name="ce5" office:value-type="string">
            <text:p>Instant Heart Rate - Pro</text:p>
          </table:table-cell>
          <table:table-cell office:value-type="string">
            <text:p>4.63</text:p>
          </table:table-cell>
          <table:table-cell office:value-type="string">
            <text:p>2.5.12</text:p>
          </table:table-cell>
          <table:table-cell office:value-type="string">
            <text:p>4.3M</text:p>
          </table:table-cell>
          <table:table-cell office:value-type="string">
            <text:p>Android 2.3</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 The best Health &amp; Fitness app on Mobile Premier Awards 2011 according to jury of industry experts ★\n\nInstant Heart Rate is the most accurate Heart Rate Monitor app for any smartphone and it does not need any external hardware.\n\nUse it for optimizing your exercise and to track your progress.\nInstall it now and keep fit.\n\nAccuracy is constantly tested by fitness coaches, nurses, doctors, EMTs and 5 million users like you.\n\n★★★★★ by Ducky\nI love this app! Its really neat caus im trying to get healthy-er. Five stars\n\n★★★★★ by Summer\nI was skeptical- being a nurse I thought yah right! So I tried it at work with a monitor. It worked! Very very happy!\n\nPlace the tip of your index finger on phone’s camera and in a couple of seconds your Heart Rate will be shown.\nA real-time chart will show your every heart beat.\n\nIt uses your phones built-in camera to track color changes on the fingertip that are directly linked to your pulse. This is the same technique that medical pulse oximeters use.\n\n\nNow you have a chance to track your fitness and health every-time with just your phone.\nYour resting heart rate gives you a view into your hearts fitness. The fitter you get the lower your heart rate will be.\n\n\nEnables:\n✓ Heart rate measurements\n✓ Real time PPG graph - see your every heart beat\n✓ History\n\nNOTE: Works best on devices with flash. On other devices it has to be used with good lighting.</text:p>
          </table:table-cell>
          <table:table-cell table:number-columns-repeated="1010"/>
        </table:table-row>
        <table:table-row table:style-name="ro3">
          <table:table-cell office:value-type="string">
            <text:p>br.com.tecnonutri.app</text:p>
          </table:table-cell>
          <table:table-cell table:style-name="ce5" office:value-type="string">
            <text:p>TecnoNutri</text:p>
          </table:table-cell>
          <table:table-cell office:value-type="string">
            <text:p>Gratuito</text:p>
          </table:table-cell>
          <table:table-cell office:value-type="string">
            <text:p>2.3.2</text:p>
          </table:table-cell>
          <table:table-cell office:value-type="string">
            <text:p>3.3M</text:p>
          </table:table-cell>
          <table:table-cell office:value-type="string">
            <text:p>Android 2.1</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TecnoNutri é um assistente pessoal de dieta para o seu Android, a tecnologia a serviço da nutrição.\n\nDefina sua dieta de maneira prática e intuitiva e deixe que o TecnoNutri te avise quando e o que comer na medida certa da sua saúde.\n\nMonte o seu perfil e descubra seu Índice de Massa Corporal e quantas calorias deve consumir diariamente para se manter dentro da dieta através de fórmulas bastante atuais.\n\nRegistre o seu consumo diário e acompanhe ao longo do dia suas metas de cada nutriente.\n\nConsulte, em poucos segundos, os valores nutricionais de 2000 alimentos.\n\nAcompanhe diariamente seu progresso registrando novas pesagens e analisando o gráfico de desempenho para ficar na medida certa.\n\nAtenção: o TecnoNutri não substitui o profissional nutricionista, muito pelo contrário, sua proposta é ser uma ferramenta de apoio para o profissional da nutrição!\n\nDestaques:\n\n- Planejamento de Refeições com alarmes.\n- Projeção da dieta na pirâmide alimentar para indicar qualidade da dieta.\n- Perfil com IMC (Índice de Massa Coporal).\n- Cálculo da EER (Estimativa de recomendação energética) usando as fórmulas mais atuais da organização mundial de saúde.\n- Meta de ganho ou perda de peso (considerando 7.700 kcal por quilograma de tecido adiposo).\n- Acompanhamento de peso com gráfico de desempenho.\n- Diário de consumo com listagem de 2000 alimentos presentes nas tabelas do IBGE.\n- Acompanhamento das metas de nutrientes ao longo do dia enquanto os alimentos são registrados.\n- Recomendações nutricionais baseadas no Guia alimentar para a população brasileira do Ministério da Saúde e nas DRIs da organização mundial de saúde.\n\nParticipe de nossa comunidade no facebook curtindo nossa página e receba dicas e informações ou nos dê suas sugestões.\nhttp://facebook.com/tecnonutri</text:p>
          </table:table-cell>
          <table:table-cell table:number-columns-repeated="1010"/>
        </table:table-row>
        <table:table-row table:style-name="ro3">
          <table:table-cell office:value-type="string">
            <text:p>com.mobage.ww.a926.Transformers_Android</text:p>
          </table:table-cell>
          <table:table-cell table:style-name="ce5" office:value-type="string">
            <text:p>Transformers</text:p>
          </table:table-cell>
          <table:table-cell office:value-type="string">
            <text:p>Gratuito</text:p>
          </table:table-cell>
          <table:table-cell office:value-type="string">
            <text:p>2.5.2.2.0</text:p>
          </table:table-cell>
          <table:table-cell office:value-type="string">
            <text:p>41M</text:p>
          </table:table-cell>
          <table:table-cell office:value-type="string">
            <text:p>Android 2.2</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A BATALHA PELA TERRA COMEÇOU!\n\nMonte uma equipe de poderosos personagens TRANSFORMERS e enfrente seus amigos!\n\nO QUE ESTÃO DIZENDO\n\n★★★★★ "É maravilhoso! A arte e o design fazem o jogo valer a pena."\n★★★★★ "O visual artístico é muito bom."\n\n"...Um jogo de cartas para dispositivos móveis com os AUTOBOTS e DECEPTICONS da primeira geração. Vendido. Espera, é de graça? Então vou comprar dois." (Kotaku)\n"O belo visual artístico e o fascínio dos jogadores por robôs gigantes que se transformam em carros e aviões definitivamente fazem desse um jogo imperdível." (Gamezebo)\n\nCARACTERÍSTICAS\n\n★ Personalize e melhore sua equipe de TRANSFORMERS com créditos, cartas e\nbatalhas\n★ Defenda o mundo com os AUTOBOTS ou destrua-o com os DECEPTICONS\n★ Enfrente amigos e inimigos em batalhas 9 v 9 com ataques bônus\n★ Centenas de personagens TRANSFORMERS e itens para descobrir, recrutar e\ncolecionar\n★ Eventos regulares para ganhar personagens TRANSFORMERS de edição\nlimitada!\n\nTRANSFORMERS: Legends é oferecido pela Mobage, a melhor rede social gratuita para jogos.\n\nTRANSFORMERS (R) e todos os personagens associados são marcas registradas da Hasbro e são usados com permissão (c) 2012 Hasbro.</text:p>
          </table:table-cell>
          <table:table-cell table:number-columns-repeated="1010"/>
        </table:table-row>
        <table:table-row table:style-name="ro3">
          <table:table-cell office:value-type="string">
            <text:p>com.antabstudio.gridd</text:p>
          </table:table-cell>
          <table:table-cell table:style-name="ce5" office:value-type="string">
            <text:p>GRIDD 2</text:p>
          </table:table-cell>
          <table:table-cell office:value-type="string">
            <text:p>3.18</text:p>
          </table:table-cell>
          <table:table-cell office:value-type="string">
            <text:p>1.3.1</text:p>
          </table:table-cell>
          <table:table-cell office:value-type="string">
            <text:p>13M</text:p>
          </table:table-cell>
          <table:table-cell office:value-type="string">
            <text:p>Android 2.1</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GRIDD 2 is the sequel of the Windows Phone award winner game GRIDD.\nPlay endlessly and set your best score in this neon looking old fashioned Shoot Em Up!\n\nPlay using Tilt controls or Touch controls!\n\nGRIDD2 is now MOGA Enhanced! Available at major retailers, carrier stores and online at <text:a xlink:href="http://www.MOGAanywhere.com/">http://www.MOGAanywhere.com</text:a></text:p>
          </table:table-cell>
          <table:table-cell table:number-columns-repeated="1010"/>
        </table:table-row>
        <table:table-row table:style-name="ro3">
          <table:table-cell office:value-type="string">
            <text:p>com.hemispheregames.osmos</text:p>
          </table:table-cell>
          <table:table-cell table:style-name="ce5" office:value-type="string">
            <text:p>Osmos HD</text:p>
          </table:table-cell>
          <table:table-cell office:value-type="string">
            <text:p>6.96</text:p>
          </table:table-cell>
          <table:table-cell table:number-columns-repeated="2" table:style-name="ce3" office:value-type="string">
            <text:p>Varia de acordo com o dispositivo </text:p>
          </table:table-cell>
          <table:table-cell office:value-type="string">
            <text:p>Android 2.2</text:p>
          </table:table-cell>
          <table:table-cell office:value-type="string">
            <text:p>Jogo</text:p>
          </table:table-cell>
          <table:table-cell office:value-type="string">
            <text:p>Ação e Aventura</text:p>
          </table:table-cell>
          <table:table-cell office:value-type="string">
            <text:p>Todos</text:p>
          </table:table-cell>
          <table:table-cell office:value-type="string">
            <text:p>The long-awaited hit game comes to Android! Enter the Darwinian world of a galactic mote. To survive, absorb smaller organisms and grow—but beware of larger predators! Winner of multiple "Game of the Year" awards, Osmos features unique physics-based play, stellar graphics, and a hypnotic soundtrack of ambient electronica. Ready to evolve?\n\n“The ultimate ambient experience” — Gizmodo\n“Beyond doubt, a work of genius” — GameAndPlayer.net\n\nNote: This single version is optimized for both tablets and phones. Enjoy on all your Android devices. (Requires multitouch and 2.2 or higher. For more info, please visit http://www.hemispheregames.com/faq-android/#tech_devices)\n\nTHE CRUX:\nyou must grow by absorbing smaller motes, but to propel yourself you must eject matter behind you, causing you to shrink. From this delicate balance, Osmos leads the player through floating playgrounds, competitive petri dishes, deep solar systems, and more.\n\n“Named as Game of the Year for a reason, Osmos is a fantastic game. A combination of physics, survival and classic eat em up” — WeDoCode\n“Whether you're a child at heart who likes mucking about with single-cell organisms, or a strategist with a physics degree, this game will appeal to everyone.” — player review\n\nAWARDS / recognition:\n* Editor's Choice — Google, Wired, Macworld, IGN, GameTunnel, and more...\n* "iPad Game of the Year" and Apple Design Award winner\n* #1 Top mobile Game — IGN\n* Game of the Year — Create Digital Music\n* Best in Show — IndieCade\n* Vision Award + 4 IGF nominations — Independent Games Festival\n* Coolest Atmosphere — IGN\n* Best Soundtrack — IGN\n* Most Innovative Game — Best App Ever Awards, Pocket Gamer\n* Many top lists including Kotaku, PAX, TouchArcade, iLounge, APPera, IFC, and more...\n\nFEATURES:\n* New: Multiplayer! (more info below.)\n* 72 levels spanning 8 distinct worlds: Ambient, Antimatter, Solar, Sentient, Repulsor, Impasse, Warped Chaos, and Epicycles.\n* Award-winning electronic soundtrack by Loscil, Gas, High Skies, Biosphere, Julien Neto, and more.\n* Seamlesss multitouch controls: swipe to warp time, tap anywhere to eject mass, pinch to zoom…\n* Endless replay value: play random versions of any level in Arcade mode.\n* Time-warping: slow down the flow of time to outmaneuver agile opponents; speed it up to raise the challenge.\n* Earn 14 single-player and 18 multiplayer achievements, with Google Play Services integration.\n\n★ NEW MULTIPLAYER ★\n* Play against your friends and enemies, locally (via wi-fi), or over the Internet via Google Play Services (wi-fi only)!\n* 6 distinct Arenas: Ambient, Impasse, Solar, Warped Chaos, Epicycles, and introducing… Antimatter Impasse.\n***Please note that local multiplayer between iPhone/iPad and Android is not yet supported.\n\nReviews:\n\n4/4 ★, Must Have - “We are more than overwhelmed by Osmos for iPad… The game design is thoughtful and intuitive, new level structures are flawless, and the visuals are stunning yet simplistic… You just won’t find another experience quite like it.” — Slide To Play\n\n“a beautiful, absorbing experience." — IGN\n\n5/5 stars ★, Macworld Editor’s Choice - “One of the best games we’ve played so far this year. An utterly serene, yet fiendishly complicated game...”\n\n“Osmos is a must-play...” -MTV Multiplayer\n\n5/5 stars - “Osmos is an absolute must that will change the way you think of games, and what you expect from them.” -AppAdvice\n\n“Brilliantly clever” -Co Design\n\n\nHappy Osmoting! :)</text:p>
          </table:table-cell>
          <table:table-cell table:number-columns-repeated="1010"/>
        </table:table-row>
        <table:table-row table:style-name="ro3">
          <table:table-cell office:value-type="string">
            <text:p>com.gameloft.android.ANMP.GloftM4HM</text:p>
          </table:table-cell>
          <table:table-cell table:style-name="ce5" office:value-type="string">
            <text:p>Modern Combat 4: Zero Hour</text:p>
          </table:table-cell>
          <table:table-cell office:value-type="string">
            <text:p>16.28</text:p>
          </table:table-cell>
          <table:table-cell table:number-columns-repeated="2" table:style-name="ce3" office:value-type="string">
            <text:p>Varia de acordo com o dispositivo </text:p>
          </table:table-cell>
          <table:table-cell office:value-type="string">
            <text:p>Android 2.3</text:p>
          </table:table-cell>
          <table:table-cell office:value-type="string">
            <text:p>Jogo</text:p>
          </table:table-cell>
          <table:table-cell office:value-type="string">
            <text:p>Ação e Aventura</text:p>
          </table:table-cell>
          <table:table-cell table:style-name="ce3" office:value-type="string">
            <text:p>Médio nível de maturidade </text:p>
          </table:table-cell>
          <table:table-cell office:value-type="string">
            <text:p>O maior FPS de ação para smartphones está de volta com um novo capítulo que irá forçar ainda mais os limites da plataforma. Com o surgimento de artefatos de guerra nucleares, a única chance de evitar uma devastação global está nas mãos de alguns poucos soldados de elite que devem rastrear e resgatar os líderes mundiais de um grupo terrorista terrivelmente familiar.\n\nMERGULHE NESTE INCRÍVEL JOGO DE TIROS DE AÇÃO\n☢ Sinta a intensidade dramática e veja os dois lados da história ao jogar também com o vilão, Edward Page.\n☢ Domine o campo de batalha com um novo sistema tático de movimento!\n☢ Enfrente a guerra por todo o mundo, da Antártica até Barcelona!\n\nDIVIRTA-SE COM UM FPS DE AÇÃO COM GRÁFICOS E SOM COM QUALIDADE DE CONSOLE\n☢ Sinta o caos da guerra com gráficos iguais aos de consoles, animações realistas e objetos dinâmicos.\n☢ O primeiro título da Gameloft com o motor Havok. Incríveis efeitos ragdoll e os equipamentos de guerra mais realistas já vistos.\n☢ Som melhorado e dublagem feita por um estúdio de renome da indústria do cinema.\n\nUM MODO DE JOGO MULTIJOGADOR TOTALMENTE REDESENHADO\n☢ Crie seu próprio perfil de jogo on-line com um sistema de equipamentos melhorado e mais de 20.000 combinações de armas!\n☢ Um novo sistema de especializações com habilidades redesenhadas.\n☢ Chegue ao topo e domine o placar on-line com um novo sistema de classificação!\n\nEncontre todas as informações sobre MC4, o grande jogo FPS de ação, em http://www.modern-combat.net.\n\nPara fãs de jogos de ação, jogos FPS (tiro em primeira pessoa), jogos de guerra, jogos multijogador, jogos FPS on-line e para todos os jogadores que querem dominar o campo de batalha!\n\nConfiguração mínima necessária:\n- CPU de 1 GHz;\n- 512 MB de RAM;\n- Processador gráfico Adreno 205 ou equivalente.\n- Capacidade disponível: 1,9 GB\n-----\nVisite nosso site oficial em http://www.gameloft.com.\nSiga-nos no Twitter em http://glft.co/GameloftonTwitter ou curta a Gameloft no Facebook em http://facebook.com/Gameloft para obter maiores informações sobre nossos futuros lançamentos.\nConfira nossos vídeos e trailers em http://www.youtube.com/Gameloft\nDescubra nosso blog em http://glft.co/Gameloft_Official_Blog e fique por dentro de tudo que acontece na Gameloft.</text:p>
          </table:table-cell>
          <table:table-cell table:number-columns-repeated="1010"/>
        </table:table-row>
        <table:table-row table:style-name="ro3">
          <table:table-cell office:value-type="string">
            <text:p>com.ea.games.r3_row</text:p>
          </table:table-cell>
          <table:table-cell table:style-name="ce5" office:value-type="string">
            <text:p>Real Racing 3</text:p>
          </table:table-cell>
          <table:table-cell office:value-type="string">
            <text:p>Gratuito</text:p>
          </table:table-cell>
          <table:table-cell office:value-type="string">
            <text:p>2.0.3</text:p>
          </table:table-cell>
          <table:table-cell office:value-type="string">
            <text:p>12M</text:p>
          </table:table-cell>
          <table:table-cell office:value-type="string">
            <text:p>Android 4.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O Real Racing 3 é a franquia premiada que define um novo padrão para jogos de corrida em dispositivos móveis – é preciso viver para crer.\n\nO Real Racing 3 traz uma lista sempre em expansão de pistas licenciadas, 22 carros na pista e mais de 70 carros detalhados de montadoras como Ferrari, Porsche, Lamborghini, Mercedes-Benz, Bugatti e Audi. Inclui placares de líderes sociais, Contra o Relógio, Desafios Fantasmas e o inovador Time Shifted Multiplayer™ (TSM), que permite correr contra qualquer um, a qualquer hora, em qualquer lugar.\n\nO aplicativo oferece compras internas. É possível desativá-las nas configurações do dispositivo.\n\n**Este é um jogo que usa recursos de modo intensivo e traz visuais da mais alta qualidade. Garanta pelo menos1,5 GB de espaço livre. **\n\nCARROS REAIS\nDirija a mais ampla lista de carros já vista – não perca os novos fabricantes: Ferrari, Porsche, Lamborghini, Mercedes-Benz, Bugatti e Audi. Dirija mais de 70 veículos meticulosamente detalhados e teste sua perícia em uma pista com 22 carros – as corridas mais épicas para dispositivos móveis.\n\nPISTAS REAIS\nQueime borracha em uma 12 pistas reais com múltiplas configurações nos melhores locais do mundo, como os recém-adicionados Circuit de Catalunya e Dubai Autodrome, mais o Mazda Raceway Laguna Seca, Circuit de Spa-Francorchamps, Silverstone, Hockenheimring e muito mais.\n\nPESSOAS REAIS\nDiferente de tudo o que já viu, o inovador Time Shifted Multiplayer™ permite que corra contra qualquer pessoa, a qualquer hora – mesmo offline! Cada evento de carreira está repleto de versões interativas e controladas por inteligência artificial de amigos e outros jogadores em todo o mundo. O Real Racing 3 agora também traz Desafios Fantasmas Contra o Relógio, para aprender com os melhores ou rivalizar com Amigos.\n\nMAIS ESCOLHAS QUE NUNCA\nDispute mais de 1.500 eventos, incluindo Taças, Eliminatórias, desafios de Resistência e Corridas de Drag. Escolha entre várias atualizações para maximizar o desempenho do seu carro. Veja a ação em diversos ângulos de câmera, ajuste o Visor HUD e afine os controles como preferir.\n\nA MELHOR EXPERIÊNCIA DE CORRIDA\nDesenvolvido com o notável Mint™ 3 Engine, o Real Racing 3 traz colisões de carros em detalhes, retrovisores funcionais e reflexos dinâmicos para a melhor experiência de corrida em HD. Desfrute de um jogo da nova geração intenso e com a mais avançada comunidade de corridas multiplataforma. O Real Racing 3 tem tudo isso e ainda amplia horizontes a cada atualização.\n\nBem-vindo à experiência definitiva em corridas para qualquer pessoa, em qualquer lugar.\n___\nO Real Racing 3 recebe suporte constante para novos dispositivos; confira aqui as adições mais recentes &gt;&gt; bit.ly/RR3DeviceSupport\n\nTermos de Serviço: http://www.ea.com/terms-of-service\nPolítica de Privacidade e Cookies: http://www.ea.com/privacy-policy\nEULA do Jogo: http://tos.ea.com/legalapp/mobileeula/US/en/GM/\nVisite https://help.ea.com/ para ajuda ou dúvidas.\n\nA EA pode remover recursos e serviços online 30 dias após notificação em www.ea.com/1/service-updates\n\nInformação Importante ao Consumidor: Este aplicativo requer conexão estável à Internet (taxas de uso da rede aplicáveis); exige a aceitação da Política de Privacidade e Cookies, do TOS e EULA da EA e inclui publicidade no jogo; coleta dados por meio de tecnologia analítica de terceiros (veja a Política de Privacidade e Cookies para obter detalhes); contém links diretos para páginas web e redes sociais voltadas ao público com mais de 13 anos.</text:p>
          </table:table-cell>
          <table:table-cell table:number-columns-repeated="1010"/>
        </table:table-row>
        <table:table-row table:style-name="ro3">
          <table:table-cell office:value-type="string">
            <text:p>com.eamobile.nfsshift_row_wf</text:p>
          </table:table-cell>
          <table:table-cell table:style-name="ce5" office:value-type="string">
            <text:p>NEED FOR SPEED™ Shift</text:p>
          </table:table-cell>
          <table:table-cell office:value-type="string">
            <text:p>8.63</text:p>
          </table:table-cell>
          <table:table-cell office:value-type="string">
            <text:p>2.0.8</text:p>
          </table:table-cell>
          <table:table-cell office:value-type="string">
            <text:p>369M</text:p>
          </table:table-cell>
          <table:table-cell office:value-type="string">
            <text:p>Android 2.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Drive the world’s fastest cars and enjoy some of the highest performance racing action ever seen on Android.\n\nFEED YOUR NEED\nDrive 20 cars, including the BMW M3 GT2, Lamborghini Gallardo, and Pagani Zonda.\n\nEVERY PRO CIRCUIT DETAIL\nExperience the sweeping skylines of 18 tracks in inspiring international locations (Chicago, London, Tokyo) through day and night driving. See and feel roaring engines, squealing tires, and crunching collisions. Above all, get speed, speed, and more speed!\n\nUPGRADE, CUSTOMIZE, AND COMPETE\nFine tune performance with Top Speed, Acceleration, Tires, Suspension, and Nitrous upgrades. Add custom details like spoilers, rims, specialized paint jobs, and body kits.\n\nHOW DO YOU RACE?\nJump into Quick Race or dominate the circuit in Career Mode. Select 3 Difficulty Settings (Rookie, Pro or Veteran). Track your evolution with DRIVER PROFILE.\n\nGrab hold and push it to the limit with the most visceral and aggressive racing game on Android!\n\nAs always - due to the rich, immersive quality of this game - your download will take some time. We promise it’s worth the wait!\n\nBe the first to know! Get inside EA info on great deals, plus the latest game updates, tips &amp; more…\nVISIT US: eamobile.com/android\nFOLLOW US: twitter.com/eamobile\nLIKE US: facebook.com/eamobile\nWATCH US: youtube.com/eamobilegames\n\nCheck out more exciting games from EA like The Sims FreePlay, Need for Speed Most Wanted, Theme Park, World Series of Poker, and FIFA 12!\n\nTerms of Service : http://www.ea.com/terms-of-service\nPrivacy and Cookie Policy: http://www.ea.com/privacy-policy\nGame EULA: http://tos.ea.com/legalapp/mobileeula/US/en/GM/\nVisit https://help.ea.com/ for assistance or inquiries.\n\nEA may retire online features and services after 30 days’ notice posted on www.ea.com/1/service-updates.\n\nImportant Consumer Information. This app: Contains direct links to the Internet;</text:p>
          </table:table-cell>
          <table:table-cell table:number-columns-repeated="1010"/>
        </table:table-row>
        <table:table-row table:style-name="ro3">
          <table:table-cell office:value-type="string">
            <text:p>com.pescapps.gamekidslite</text:p>
          </table:table-cell>
          <table:table-cell table:style-name="ce5" office:value-type="string">
            <text:p>Bebê Crianças Educativo Jogos</text:p>
          </table:table-cell>
          <table:table-cell office:value-type="string">
            <text:p>Gratuito</text:p>
          </table:table-cell>
          <table:table-cell office:value-type="string">
            <text:p>1.3</text:p>
          </table:table-cell>
          <table:table-cell office:value-type="string">
            <text:p>12M</text:p>
          </table:table-cell>
          <table:table-cell office:value-type="string">
            <text:p>Android 2.2</text:p>
          </table:table-cell>
          <table:table-cell office:value-type="string">
            <text:p>Jogo</text:p>
          </table:table-cell>
          <table:table-cell office:value-type="string">
            <text:p>Educativo</text:p>
          </table:table-cell>
          <table:table-cell office:value-type="string">
            <text:p>Todos</text:p>
          </table:table-cell>
          <table:table-cell office:value-type="string">
            <text:p>**************************************\nEste jogo contém anúncios, baixar a versão completa, se você quer que seu filho jogar tranquilo, sem o perigo de clicar no anúncio e uma exibição em tela cheia. Além disso, o jogo completo contém níveis muito mais e tokens (por exemplo, 51 cartas de animais, em vez de 20).\n**************************************\n\nCom esta aplicação, as crianças podem aprender e melhorar suas habilidades com 11 jogos de diversão. Além disso, eles vão praticar línguas, porque durante o jogo você pode usar Espanhol e Inglês.\n\nA idade recomendada é de 2-6 anos, perfeito para crianças pré-escolares.\n\nCom o jogo vai aprender:\n- Cores (Inglês e Espanhol)\n- As notas musicais\n- Números (Inglês e Espanhol)\n- Memória, com os cartões de memória\n- A lógica para resolver quebra-cabeças\n- Os animais, seus nomes (Inglês e Espanhol) e sons\n- Pinte, ser criativo, com um simples jogo adequado para crianças\n- Distinguir e associar formas\n- Resposta aparelho psicomotor,\n- Psicomotores Aparelhos e visão espacial, usando o labirinto com acelerômetro\n- Associar e relacionar\n- Distinguir formas e cores\n\nDurante o jogo, para ir para o menu você tem que apertar o botão no canto superior esquerdo. Uma vez no menu, para sair do jogo você tem que pressionar a chave de volta.\n\n\nEste jogo foi desenvolvido com AndEngine e Box2D como motor de física. (<text:a xlink:href="http://www.andengine.org/">Http://www.andengine.org/</text:a>)</text:p>
          </table:table-cell>
          <table:table-cell table:number-columns-repeated="1010"/>
        </table:table-row>
        <table:table-row table:style-name="ro3">
          <table:table-cell office:value-type="string">
            <text:p>com.maxxt.english</text:p>
          </table:table-cell>
          <table:table-cell table:style-name="ce5" office:value-type="string">
            <text:p>Jogo educativo - Inglês fácil</text:p>
          </table:table-cell>
          <table:table-cell office:value-type="string">
            <text:p>2.31</text:p>
          </table:table-cell>
          <table:table-cell office:value-type="string">
            <text:p>1.0.1 </text:p>
          </table:table-cell>
          <table:table-cell office:value-type="string">
            <text:p>166K</text:p>
          </table:table-cell>
          <table:table-cell office:value-type="string">
            <text:p>Android 1.5</text:p>
          </table:table-cell>
          <table:table-cell office:value-type="string">
            <text:p>Jogo</text:p>
          </table:table-cell>
          <table:table-cell office:value-type="string">
            <text:p>Educativo</text:p>
          </table:table-cell>
          <table:table-cell office:value-type="string">
            <text:p>Todos</text:p>
          </table:table-cell>
          <table:table-cell table:style-name="ce8" office:value-type="string">
            <text:p>Aprender uma língua estrangeira - não é apenas trabalho árduo, mas muito divertido. Jogo para aprender o idioma Inglês pode se livrar do medo de uma língua estrangeira contribui para despertar e manter o interesse nele, desenvolver habilidades de linguagem prática, a experiência de emoções positivas no processo de trabalhar nele. Nosso teste vai ajudar a estabelecer um estável entre o hábito de prática regular em Inglês. Para cada resposta correta você ganha pontos, depois de passar todos os testes em Inglês, você vai calcular uma pontuação média do jogo. Quanto maior a pontuação, maior o nível de Inglês. Testes em idioma Inglês projetado para autodidatas.</text:p>
          </table:table-cell>
          <table:table-cell table:number-columns-repeated="1010"/>
        </table:table-row>
        <table:table-row table:style-name="ro3">
          <table:table-cell office:value-type="string">
            <text:p>jp.co.sega.vtc</text:p>
          </table:table-cell>
          <table:table-cell table:style-name="ce5" office:value-type="string">
            <text:p>Virtua Tennis™ Challenge</text:p>
          </table:table-cell>
          <table:table-cell office:value-type="string">
            <text:p>11.62</text:p>
          </table:table-cell>
          <table:table-cell office:value-type="string">
            <text:p>4.5.4</text:p>
          </table:table-cell>
          <table:table-cell table:style-name="ce5" office:value-type="string">
            <text:p>382M</text:p>
          </table:table-cell>
          <table:table-cell office:value-type="string">
            <text:p>Android 2.3</text:p>
          </table:table-cell>
          <table:table-cell office:value-type="string">
            <text:p>Jogo</text:p>
          </table:table-cell>
          <table:table-cell office:value-type="string">
            <text:p>Esporte</text:p>
          </table:table-cell>
          <table:table-cell office:value-type="string">
            <text:p>Todos</text:p>
          </table:table-cell>
          <table:table-cell office:value-type="string">
            <text:p>For a limited time get Virtua Tennis Challenge and a selection of other SEGA classics at this special price!\n\nVirtua Tennis™, one of the World's leading tennis game franchises, is available for the first time on smartphones with the new Virtua Tennis Challenge. Slice, lob and hit your best top spin as you take on the world's best and compete against 50 players in 18 stadiums around the globe. Build concentration by making plays that match your player's style; unleashing a super shot that will make your opponent sweat. Enjoy hours of game play through different modes, shots and courts.\n\n★ FEATURES ★:\n\nSWING THE GAME YOUR WAY\nUnleash top spins, slice shots, lobs and drop shots through different touch gestures. Support for Swipe, Virtual Pad, Arcade and Game Pad input methods\n\nFEEL THE HEAT\nAdjust your shot in different stadiums and environments as you compete on clay, grass, hard or indoor courts.\n\nDOUBLE THE FUN\nCompete in Singles or Doubles challenges\n\nMULTIPLE MODES:\n★ SPT World Tour: Pick a customizable character to compete through full seasons of competition around the globe. Earn money by progressing through matches to buy your way into new tournaments. Each real world day offers new challenges.\n★ Exhibition Match: Dive into the game and select from any unlocked courts and characters in single or doubles mode.\n★ Multiplayer: Challenge your friend face to face over Bluetooth\nMultiplayer: Challenge your friend face to face over Bluetooth\n★ Quick Match Mode: Itching for a one minute dose of Virtua Tennis? Play fast singles challenges to increase your ranking\n★ Training Mode: Learn from the pros in this practice mode by running through drills\n\n★ Virtua Tennis Challenge is now MOGA Enhanced! Available at major US retailers and online at http://www.powera.com/moga ★\nCheck out other SEGA Games:\nSuper Monkey Ball™ 2: Sakura Edition\nChuChu Rocket!™\nSonic CD™\nSonic 4™: Episode II\n\n\nFOLLOW US: twitter.com/sega\nLIKE US: facebook.com/sega\nVISIT US: http://blogs.sega.com/\n\nPrivacy policy: http://www.sega.com/legal/privacy.php\n\nCheck out other SEGA Games:\nSuper Monkey Ball™ 2: Sakura Edition\nChuChu Rocket!™\nSonic CD™\nSonic 4™: Episode II\n\n\nFOLLOW US: twitter.com/sega\nLIKE US: facebook.com/sega\nVISIT US: http://blogs.sega.com/\n\nPrivacy policy: http://www.sega.com/legal/privacy.php\n\nPlay VIRTUA TENNIS™ CHALLENGE on your big screen TV with MHL. Visit www.meetmhl.com for more information.</text:p>
          </table:table-cell>
          <table:table-cell table:number-columns-repeated="1010"/>
        </table:table-row>
        <table:table-row table:style-name="ro3">
          <table:table-cell office:value-type="string">
            <text:p>com.wordsmobile.soccerkicks</text:p>
          </table:table-cell>
          <table:table-cell office:value-type="string">
            <text:p>Futebol - Soccer Kicks</text:p>
          </table:table-cell>
          <table:table-cell office:value-type="string">
            <text:p>Gratuito</text:p>
          </table:table-cell>
          <table:table-cell office:value-type="string">
            <text:p>2.3</text:p>
          </table:table-cell>
          <table:table-cell office:value-type="string">
            <text:p>9.3M</text:p>
          </table:table-cell>
          <table:table-cell office:value-type="string">
            <text:p>Android 2.1</text:p>
          </table:table-cell>
          <table:table-cell office:value-type="string">
            <text:p>Jogo</text:p>
          </table:table-cell>
          <table:table-cell office:value-type="string">
            <text:p>Esporte</text:p>
          </table:table-cell>
          <table:table-cell office:value-type="string">
            <text:p>Todos</text:p>
          </table:table-cell>
          <table:table-cell office:value-type="string">
            <text:p>A paixão pura, intensidade verdadeiro. Experimente a ação livre do seu jogo favorito de futebol como nunca existiu!\n\nOs Campeões nascem em final. Você queria ser o Super-estrela de futebol? Jogue atiro de Futebol, o jogo mais intenso livre de futebol para praticar suas habilidades no Android. Este jogo vai dar-lhe o mais alto nível de controle completo e grande precisão.\n\nComo Jogar:\n- Movimentar a bola para chutá-la para fora\n- Passe para ajustar a direção da bola enquanto ela está no ar\n- Gestar uma curva na tela para atirar a curva da bola\n\nCaracterísticas do jogo:\n- Três modos intensos de jogo : alvo, tempo e prática\n- Modo de 2 jogadores (Passar e jogar em um telefone)\n- Fácil de usar controles na tela\n- Visuais incríveis e imersiva de som\n\n---\n\nPURE PASSION. TRUE INTENSITY. Experience the free-kick action of your favorite 3D soccer game like no other!\n\nChampions aren't born. They're made. Do you have what it takes to be the Soccer Superstar? Play Soccer Kicks, the most intense free-kick soccer game to practice your free-kick skills on Android. This game will give you the highest level of complete control and pinpoint accuracy.\n\nHow to Play:\n- Flick the ball to kick it out\n- Swipe to adjust the direction of the ball while it is in the air\n- Gesture a curve on the screen to curve the ball\n\nGame Features:\n- Three intense game modes: Target, Tournament, Timed and Practice\n- 2 Player Mode (Pass and Play on one phone)\n- Easy to use on-screen controls\n- Amazing 3D visuals and immersive sound</text:p>
          </table:table-cell>
          <table:table-cell table:number-columns-repeated="1010"/>
        </table:table-row>
        <table:table-row table:style-name="ro3">
          <table:table-cell office:value-type="string">
            <text:p>com.funzio.crimecity</text:p>
          </table:table-cell>
          <table:table-cell office:value-type="string">
            <text:p>Crime City (Action RPG)</text:p>
          </table:table-cell>
          <table:table-cell office:value-type="string">
            <text:p>Gratuito</text:p>
          </table:table-cell>
          <table:table-cell office:value-type="string">
            <text:p>3.9.4</text:p>
          </table:table-cell>
          <table:table-cell office:value-type="string">
            <text:p>38M</text:p>
          </table:table-cell>
          <table:table-cell office:value-type="string">
            <text:p>Android 2.3.3</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Want to build a Criminal Empire and crush your rivals? Get ready to show everyone who’s boss by fighting online rivals, buying weapons, and ruling the streets in this action-packed adventure RPG!\n\n*******************************************************\n\nFREE TO PLAY ACTION MMORPG\nJoin the mafia and complete job after job, no matter how odd or underhanded: Shake down and fight your neighbors, steal valuable loot, whack the competition, or start a mob turf war.\n\nBUILD A CRIMINAL EMPIRE\nRecruit your friends to join an unbeatable syndicate and fight for territory in Empire City. Become a mafia kingpin, ruling the streets and shooting your way to the top.\n\nREAL TIME BATTLES\nBeat down other players in live, real-time fights. Go head to head versus players from all around the world and become an urban gangster.\n\nEPIC WEEKLY EVENTS\nFight your competition in epic weekly tournaments and defeat epic bosses for valuable rewards.\n\nAN EPIC SOCIAL RPG EXPERIENCE\nLead your mob in urban warfare in a deep social experience and chat live with players from all over the globe.\n\nAN ARSENAL OF WEAPONS\nChoose from a hundreds of weapons including machine guns, RPGs, sniper rifles and shotguns.\n\nA HUGE GARAGE OF VEHICLES\nCollect cars ranging from city buses to european supercars to rule the streets of Empire City and smoke the competition.\n\n*******************************************************\n\nWHAT OTHERS ARE SAYING\n\n★★★★★ “If you want to join the mob, Crime City is the game to play!”\n★★★★★ “Best mob/mafia crime game out!!”\n★★★★★ “Epic action RPG game!”\n\n*******************************************************\n\nVisit our forums at http://funzio.com/forum\nVisit our homepage at http://product.gree.net\nLike us on Facebook: http://facebook.com/crimecity\nCheck out our videos and game trailers on http://www.youtube.com/greegames\n\nNOTE:\n- This is an ONLINE ONLY game. You must be connected to the Internet to play.</text:p>
          </table:table-cell>
          <table:table-cell table:number-columns-repeated="1010"/>
        </table:table-row>
        <table:table-row table:style-name="ro3">
          <table:table-cell office:value-type="string">
            <text:p>ep2.littlekillerz.ringstrail</text:p>
          </table:table-cell>
          <table:table-cell office:value-type="string">
            <text:p>Tales of Illyria EP2 (RPG)</text:p>
          </table:table-cell>
          <table:table-cell office:value-type="string">
            <text:p>16.28</text:p>
          </table:table-cell>
          <table:table-cell office:value-type="string">
            <text:p>3.12</text:p>
          </table:table-cell>
          <table:table-cell office:value-type="string">
            <text:p>7.7M</text:p>
          </table:table-cell>
          <table:table-cell office:value-type="string">
            <text:p>Android 4.0</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Tales of Illyria: Beyond the Iron wall is the second episode in the Tales of Illyria series.\n\nEpisode Two thrusts you into the role of Kepri bint'Kaman, a priestress dedicated to the protection of the Iron Wall that defends Vasena from the rest of the world. When enemies come to destroy the wall, she must gather an army of allies and bring the fight to them in a game filled with critical choices. Explore a vast world of mythical djinn, sandworms, lamias, the arcane undead and much more!\n\nTales of Illyria is a party based RPG hybrid mixing Oregon Trail and Choose Your Own Adventure game mechanics. Each party member has a distinct personality and reacts differently to being sick, running out of supplies or decisions that go against their alignment. Combat is tactical but extremely fast, both in real time and turn based. Issue orders to your party or let the AI do the work.\n\n• 20+ hours of gameplay\n• An expanded version of the renowned travel and survival dynamics in the Tales of Illyria series.\n• Hunt exotic animals and harvest plants to feed your party.\n• 6 unique kingdoms with 42 villages, castles and cities to visit.\n• New jungle and savanna environments, in addition to rich forests, vast deserts and mountains.\n• 86 original musical tracks\n• Thousands of new graphics, faces, weapons, armors, and new spells to make Illyria feel grander and even more alive.\n• See the new Vasenian armor and weapons! Equipment changes affect the look of combat sprites and portraits.\n• Improved battle system featuring enemy-unique spells, elemental strengths and weaknesses. Turn based or real-time, combat now requires a lot more strategy.\n• 370,000+ words across nearly 800 unique events\n• An epic storyline with four different endings\n• Learn what happened in the years following the chaotic events of Tales of Illyria Episode One: Fallen Knight!\n\nAfter the game installs, additional files will be downloaded depending on the resolution you pick. This will range from 300MB to 1GB. You will need double that in free space to install the game.\n\n**If you have EP1 installed in "Shared Storage" you will NOT need to download the files**</text:p>
          </table:table-cell>
          <table:table-cell table:number-columns-repeated="1010"/>
        </table:table-row>
        <table:table-row table:style-name="ro3">
          <table:table-cell table:number-columns-repeated="1020"/>
        </table:table-row>
        <table:table-row table:style-name="ro3">
          <table:table-cell office:value-type="string">
            <text:p>youtube/7162bef6-475f-49f5-8729-b10078d39250</text:p>
          </table:table-cell>
          <table:table-cell office:value-type="string">
            <text:p>YouTube</text:p>
          </table:table-cell>
          <table:table-cell office:value-type="string">
            <text:p>Gratuito</text:p>
          </table:table-cell>
          <table:table-cell office:value-type="string">
            <text:p>3.1.0.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he best YouTube client app available on the store.\nSearch and watch your favorite YouTube videos without any limitations.\n\nIt's FREE and will always be (800,000+ downloads).\nIt's NOT a TRIAL version unlike other YouTube apps.\n\n**Features\n* simple and easy to use interface.\n* share your favorite videos to Google+, E-mail, Facebook and Twitter easily.\n* make your own playlist.\n* browse music, movies, tv-shows and much more.\n* subscribe to any channel easily.\n\nNOTE : Galaxy Studio is not associated with or sponsored by YouTube or Google, Inc. <text:s/>All rights belong to their respective owners.\n\n**don't forget to rate**\n**your reviews are very important for us**</text:p>
          </table:table-cell>
          <table:table-cell table:number-columns-repeated="1010"/>
        </table:table-row>
        <table:table-row table:style-name="ro3">
          <table:table-cell office:value-type="string">
            <text:p>tvshow/f593e6f6-cd49-e011-854c-00237de2db9e</text:p>
          </table:table-cell>
          <table:table-cell office:value-type="string">
            <text:p>TVShow</text:p>
          </table:table-cell>
          <table:table-cell office:value-type="string">
            <text:p>1.29</text:p>
          </table:table-cell>
          <table:table-cell office:value-type="string">
            <text:p>2.32.0.0</text:p>
          </table:table-cell>
          <table:table-cell office:value-type="string">
            <text:p>2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VShow is the most complete application to track all your favorite TV Shows with live tile, toast,reminder, background agent, facebook and twitter.\n\n★★★★ New features ★★★★\n- Improve performance\n\n"What can we say? We're impressed and we highly recommend it ; Nice, highly legible UI, fast load times and logical layout make this TV schedule app our new favorite. " - wpcentral.com\n\nFeatures:\n- Get a quick overview of the all the upcoming episodes for all of your favorite shows\n- lockscreen\n- voice command\n- Get synopsis, screen captures, rates, subtitles and recaps for each episodes\n- in app youtube player\n- Mark seen and unseen episodes\n- be notified right before a new episode of your favorite TV Shows aired even if the app is not launched.\n- Share comments with friends on facebook/twitter and with other users\n- offline mode\n- rate episodes\n- Use your phone as a remote screen for subtitles\n- read news from allociné, maxiseries, tv.com, tvguide, tvspoiler et buddy tv\n- translation feature for recaps and summaries\n- for U.S. residents only: adjust air date/times of U.S. tv shows to your local time zone\n- 3 choices of live tiles\n- support trakt.tv for comments and episode rates\n\n\nTVShow updates every day (without relaunching the application) the live tile with the number of unseen episodes and the list of tv shows of the day.</text:p>
          </table:table-cell>
          <table:table-cell table:number-columns-repeated="1010"/>
        </table:table-row>
        <table:table-row table:style-name="ro3">
          <table:table-cell office:value-type="string">
            <text:p>garmin-streetpilot/eb4c6c3c-549c-e011-986b-78e7d1fa76f8</text:p>
          </table:table-cell>
          <table:table-cell office:value-type="string">
            <text:p>Garmin StreetPilot</text:p>
          </table:table-cell>
          <table:table-cell office:value-type="string">
            <text:p>29.99</text:p>
          </table:table-cell>
          <table:table-cell office:value-type="string">
            <text:p>8.0.1.0</text:p>
          </table:table-cell>
          <table:table-cell office:value-type="string">
            <text:p>13M</text:p>
          </table:table-cell>
          <table:table-cell office:value-type="string">
            <text:p>Windows Phone 7.5</text:p>
          </table:table-cell>
          <table:table-cell office:value-type="string">
            <text:p>Applicação</text:p>
          </table:table-cell>
          <table:table-cell office:value-type="string">
            <text:p>Viagem</text:p>
          </table:table-cell>
          <table:table-cell/>
          <table:table-cell office:value-type="string">
            <text:p>Garmin StreetPilot® brings the power of Garmin navigation to your phone with rich navigation features and an intuitive user interface designed exclusively for Windows Phone. <text:s/>Using your data connection, StreetPilot always has access to the most up-to-date maps for the U.S. and Canada so you can navigate with confidence whether you’re on foot or in the car. Install the app while you’re on-the-go and begin navigating in minutes.\nStreetPilot is loaded with premium navigation features, including voice guidance with automatic off-route recalculation, integrated real-time traffic, multiple-destination routing, photoReal™ junction views, 3D buildings, lane guidance, speed limits and more. \nStreetPilot also has many pedestrian-friendly options. Get precise directions using all the available public transit options, with a detailed itinerary of transit stops and walking instructions, so you don’t spend your time waiting.\nNote the trial version only allows for basic navigation and does not include voice guidance. <text:s/>Many of the features listed below are only available in the full version.\nFull Version Features include:\n-Voice-prompted, turn-by-turn directions including street names \n-Real-time traffic updates \n-3D buildings, landmarks\n- Lane assist with Garmin’s photoReal junction views \n-Speed limits for most major roads \n-Integration with Bing search on your Windows Phone\n-Trip Planner lets you create, edit, and save multiple routes\n-Integrated Facebook®, foursquare®, and Wikipedia® locations\n-Detour around unexpected roadblocks or emerging traffic conditions\n-Customize your experience with free voices and vehicles \n-Check-In On Arrival makes it easy to post your location to Facebook, foursquare\n-Address book integration to navigate to contacts \n-Continue navigating behind the lock screen \n-Pinch, pan, zoom, and rotate maps with full gesture support</text:p>
          </table:table-cell>
          <table:table-cell table:number-columns-repeated="1010"/>
        </table:table-row>
        <table:table-row table:style-name="ro3">
          <table:table-cell office:value-type="string">
            <text:p>waze/f07f83eb-a8a4-49fd-8946-c67a9349e062</text:p>
          </table:table-cell>
          <table:table-cell office:value-type="string">
            <text:p>Waze</text:p>
          </table:table-cell>
          <table:table-cell office:value-type="string">
            <text:p>Gratuito</text:p>
          </table:table-cell>
          <table:table-cell office:value-type="string">
            <text:p>3.7.4.5</text:p>
          </table:table-cell>
          <table:table-cell office:value-type="string">
            <text:p>27M</text:p>
          </table:table-cell>
          <table:table-cell office:value-type="string">
            <text:p>Windows Phone 8</text:p>
          </table:table-cell>
          <table:table-cell office:value-type="string">
            <text:p>Applicação</text:p>
          </table:table-cell>
          <table:table-cell office:value-type="string">
            <text:p>Viagem</text:p>
          </table:table-cell>
          <table:table-cell/>
          <table:table-cell office:value-type="string">
            <text:p>What's new in version 3.7.4.5?\n- Improved battery life\n- Bug fixes\n\nWaze is a fun, community based mapping, traffic &amp; navigation app. With millions of drivers from across the globe joining forces to outsmart traffic, save time, fuel money, and improve daily commuting for all.\n\nBy simply driving around with Waze open, you're already contributing tons of real-time traffic &amp; road info to your local driving community. You can also actively report accidents, hazards, police and other events you see on the road, and get road alerts on your route too. Find the cheapest petrol station along your route with community-shared fuel prices. Waze also makes it fun and simple to meet up and coordinate with friends on the road. \n\nIt's all about contributing to and benefiting from the 'common good' on the road, so hop on board and get involved in your local driving community today!\n\n✓ Live routing based on community generated, real-time traffic and road info\n✓ Community contributed road alerts including accidents, hazards, police traps, road closures and more\n✓ Complete voice guided navigation\n✓ Automatic re-routing as conditions on the road change\n✓ Learns your frequent destinations, commuting hours and preferred routes\n✓ Finds the cheapest petrol station along your route\n✓ Notify someone you're on your way by sending a live ETA and a link showing you as you drive\n✓ Earn points and move up the ranks in your community as you contribute road info\n✓ Live maps, constantly edited and updated by Waze community map editors\n\nDrive safely! \n\nNote: Continued use of GPS running in the background can dramatically decrease battery life. Waze will automatically shut down if you run it in the background and haven't driven for a while.</text:p>
          </table:table-cell>
          <table:table-cell table:number-columns-repeated="1010"/>
        </table:table-row>
        <table:table-row table:style-name="ro3">
          <table:table-cell office:value-type="string">
            <text:p>cnn/16d73639-0539-4fc6-91ca-d2987181f381</text:p>
          </table:table-cell>
          <table:table-cell office:value-type="string">
            <text:p>CNN</text:p>
          </table:table-cell>
          <table:table-cell office:value-type="string">
            <text:p>Gratuito</text:p>
          </table:table-cell>
          <table:table-cell office:value-type="string">
            <text:p>1.5.3.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Notícias</text:p>
          </table:table-cell>
          <table:table-cell/>
          <table:table-cell office:value-type="string">
            <text:p>2/21/14 - ADDITIONAL INFORMATION \nFor those that are still experiencing issues after downloading the latest version of the CNN app, please delete and reinstall to ensure your app is up to date. \n\nCNN connects you to the world, wherever you are. \n\nStay informed with the latest headlines and original stories from around the globe. Follow up-to-the-minute reporting with breaking news alerts and live video. Lead the conversation by sharing today’s news and dig deeper into the stories that matter most to you. <text:s/>\n\n• Get breaking news alerts and follow stories as they develop.\n• Go beyond the surface with international, politics, opinion, tech and entertainment stories and more.\n• Customize the types of stories and videos you see. \n• Watch video clips and coverage of live events as they unfold.\n• Contribute your story or opinion to CNN iReport by uploading photos and video directly from your app or directly from your phone’s camera menu. Follow other iReporters and see stories from their point of view.\n• Read the top headlines on the go with the CNN Live Tile.\n• Choose the font size that most appeals to you.\n\nHave questions or feedback on the CNN App? E-mail us at WindowsPhone@cnn.com. We are always looking for suggestions on how to provide the best experience possible for you.</text:p>
          </table:table-cell>
          <table:table-cell table:number-columns-repeated="1010"/>
        </table:table-row>
        <table:table-row table:style-name="ro3">
          <table:table-cell office:value-type="string">
            <text:p>one-news-reader-pro/d1799bc0-f693-4e31-8665-89efb2729880</text:p>
          </table:table-cell>
          <table:table-cell office:value-type="string">
            <text:p>One News Reader Pro</text:p>
          </table:table-cell>
          <table:table-cell office:value-type="string">
            <text:p>1.99</text:p>
          </table:table-cell>
          <table:table-cell office:value-type="string">
            <text:p>1.0.0.0</text:p>
          </table:table-cell>
          <table:table-cell office:value-type="string">
            <text:p>2M</text:p>
          </table:table-cell>
          <table:table-cell office:value-type="string">
            <text:p>Windows Phone 8</text:p>
          </table:table-cell>
          <table:table-cell office:value-type="string">
            <text:p>Applicação</text:p>
          </table:table-cell>
          <table:table-cell office:value-type="string">
            <text:p>Notícias</text:p>
          </table:table-cell>
          <table:table-cell/>
          <table:table-cell office:value-type="string">
            <text:p>UPDATE 20-2: \n- can save news for offline reader\nOne News Reader: read all hot news, breaking news of all sources in one app\nList site news: List news sites: CNN, Yahoo, USAToday, HuffingtonPost, Google News, NBC, BBC, Fox News, New York Times, The Guardian, ... and more 24 top news sites ...\nFEATURES:\n- option to lockscreen rotation\n- easy and fast Sidebar, slide to open and close\n- can disable auto lockscreen and minimized Application Bar\n- add bookmark your favorites news\n- pin newspaper to start screen for fast access\n- ... and more!! Download and enjoy now</text:p>
          </table:table-cell>
          <table:table-cell table:number-columns-repeated="1010"/>
        </table:table-row>
        <table:table-row table:style-name="ro3">
          <table:table-cell office:value-type="string">
            <text:p>free-books/c5b9c697-0f56-4d19-9b58-99c0e2dd0c8<text:span text:style-name="T1">a</text:span></text:p>
          </table:table-cell>
          <table:table-cell office:value-type="string">
            <text:p>Free Books</text:p>
          </table:table-cell>
          <table:table-cell office:value-type="string">
            <text:p>1.99</text:p>
          </table:table-cell>
          <table:table-cell office:value-type="string">
            <text:p>1.0.0.0</text:p>
          </table:table-cell>
          <table:table-cell office:value-type="string">
            <text:p>11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Ah, to describe an app in two words... Free Books is just that- Free Books! \n\nFree Books is the world's favorite paid book app. Browse our handpicked collections, download any one of our 23,469 classic books instantly, and read with our fully featured ereader. On the go? We save your place automatically. \n\nWe've crafted handpicked collections to make browsing a snap, and commissioned hundreds of custom covers. This is the world of public domain literature like never before. \n\nUnlike "free" apps that charge you $10 a book, with Free Books once you pay, everything's included. No limits! No download caps. 23,469 classics, in your pocket, for less than a cup of coffee. \n\nFeatures: \n* Books. Free Books! The plays of Shakespeare, the letters of leaders, the autobiographies of Franklin and Carnegie, the collected works of geniuses, the philosophy of Seneca and Plato. It's all here, along with tens of thousands of other books. \n\n* Handpicked Collections. English 101, Theology, Romance, Ghost Stories, Banned Books... the list goes on. We have 61 hand picked collections to make finding great books a cinch. \n\n* A Perfect Reader. It's beautiful, fast, and customizable. Curl up with a book in Night Mode, change font sizes with a tap, and turn the page with a simple swipe. \n\n* Original Covers. We make public domain books come alive with absolutely beautiful covers. \n\n4,000,000 people have used our apps over 70,000,000 times- don't miss out!</text:p>
          </table:table-cell>
          <table:table-cell table:number-columns-repeated="1010"/>
        </table:table-row>
        <table:table-row table:style-name="ro3">
          <table:table-cell office:value-type="string">
            <text:p>amazon-kindle/48195fb4-ee0e-e011-9264-00237de2db9e</text:p>
          </table:table-cell>
          <table:table-cell office:value-type="string">
            <text:p>Amazon Kindle</text:p>
          </table:table-cell>
          <table:table-cell office:value-type="string">
            <text:p>Gratuito</text:p>
          </table:table-cell>
          <table:table-cell office:value-type="string">
            <text:p>2.0.0.5</text:p>
          </table:table-cell>
          <table:table-cell office:value-type="string">
            <text:p>3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Version 2.0.0.5\n- Fast app resume\n- Live tile with book progress\n- New wide tile image\n- Fixed: books loading blank pages\n- Fixed: Kindle Store links\n\nRead eBooks on your Windows Phone 8, including thousands of free Kindle books.\n\nThe Kindle reading app puts over a million* eBooks at your fingertips—and you don't need to own a Kindle to use it. Choose from over a million Kindle books from the Kindle Store, including New York Times® best sellers and new releases. Amazon Whispersync technology automatically syncs your eBooks across apps, so you can start reading a book on your Windows Phone 8, and pick up where you left off on another device with the Kindle app installed.\n\nGet the best reading experience available on your Windows Phone:\n\n- Buy Once, Read Everywhere: Read anytime you have your Windows Phone 8 with you—just download the Kindle app to start reading eBooks now.\n\n- Sync to Furthest Page Read: Amazon Whispersync technology automatically syncs your Kindle books across apps, so you can start reading on your Windows Phone 8, and pick up where you left off on another device with the Kindle app installed.\n\n- Personalize Your Reading Experience: Adjust the screen brightness, font size, margin width, and line height.\n\n- Read Free Books: Choose from thousands of free Kindle books such as Pride &amp; Prejudice or The Adventures of Sherlock Holmes.\n\n- Track Progress: Tap the screen while reading a book to see the progress indicator that shows you how much of the book you've read.\n\n- Save Your Favorite Books: Tap while you’re reading to pin a book, or press and hold a book in your library to move it to your Archived Items.\n\n* If you are a non-U.S. customer, book availability may vary.\n\nSome Kindle book formats may not be supported on Windows Phone 8.</text:p>
          </table:table-cell>
          <table:table-cell table:number-columns-repeated="1010"/>
        </table:table-row>
        <table:table-row table:style-name="ro3">
          <table:table-cell office:value-type="string">
            <text:p>bing-health-fitness/cbb8c3bd-99e8-4176-ad8c-95ec6a3641c2</text:p>
          </table:table-cell>
          <table:table-cell office:value-type="string">
            <text:p>Bing Health &amp; Fitness</text:p>
          </table:table-cell>
          <table:table-cell office:value-type="string">
            <text:p>Gratuito</text:p>
          </table:table-cell>
          <table:table-cell office:value-type="string">
            <text:p>3.0.2.245</text:p>
          </table:table-cell>
          <table:table-cell office:value-type="string">
            <text:p>8M</text:p>
          </table:table-cell>
          <table:table-cell office:value-type="string">
            <text:p>Windows Phone 8</text:p>
          </table:table-cell>
          <table:table-cell office:value-type="string">
            <text:p>Applicação</text:p>
          </table:table-cell>
          <table:table-cell office:value-type="string">
            <text:p>Saúde e Fitness</text:p>
          </table:table-cell>
          <table:table-cell/>
          <table:table-cell office:value-type="string">
            <text:p>The Bing Health &amp; Fitness app helps you stay on top of health and fitness trends and provides the tools you need to support a healthy lifestyle. Designed for Windows Phone, the Health &amp; <text:s/>Fitness app brings together great fitness, nutrition and health content, along with trackers, tools and other features. Set your daily calorie goal, record what you eat and get nutritional information for over 300,000 foods. Choose from hundreds of workouts and exercises with step-by-step instructions, photos and video. Use the GPS tracker to record your time, distance, pace and calories burned while you walk, run, bike and do other activities. Enter symptoms to get information on possible health conditions with the Interactive Symptom Checker. Keep your tracker data synced across your Windows 8 devices.</text:p>
          </table:table-cell>
          <table:table-cell table:number-columns-repeated="1010"/>
        </table:table-row>
        <table:table-row table:style-name="ro3">
          <table:table-cell office:value-type="string">
            <text:p>calorie-tracker/1229f984-2e99-e011-986b-78e7d1fa76f8</text:p>
          </table:table-cell>
          <table:table-cell office:value-type="string">
            <text:p>Calorie Tracker</text:p>
          </table:table-cell>
          <table:table-cell office:value-type="string">
            <text:p>2.99</text:p>
          </table:table-cell>
          <table:table-cell office:value-type="string">
            <text:p>1.7.0.0</text:p>
          </table:table-cell>
          <table:table-cell office:value-type="string">
            <text:p>3M</text:p>
          </table:table-cell>
          <table:table-cell office:value-type="string">
            <text:p>Windows Phone 7</text:p>
          </table:table-cell>
          <table:table-cell office:value-type="string">
            <text:p>Applicação</text:p>
          </table:table-cell>
          <table:table-cell office:value-type="string">
            <text:p>Saúde e Fitness</text:p>
          </table:table-cell>
          <table:table-cell/>
          <table:table-cell office:value-type="string">
            <text:p>Calorie Tracker - Diet and Fitness Tracker\n\nLIVESTRONG.COM'S Calorie Tracker can help you reach your diet, weight loss and fitness goals by tracking your daily calories and exercise. Lose weight by setting your weight management goals and track your calories and progress. Tracking works. You will lose weight like millions of other members.\n\nThe Calorie Tracker lets you look up or track your daily caloric, fat, carbohydrate and protein intake with the click of a button. You will have access to The Daily Plate at LIVESTRONG.COM, which offers a comprehensive nutrition database of more than 625,000 food and restaurant items. Most major competitors only have 7,000 items in their database.\n\nYou can also find and track the amount of calories you can burn in our database of exercises and activities. Caloric burn is calculated based personally on your measurements.\n\nWhether you want to lose, maintain or gain weight, the LIVESTRONG.COM Calorie Tracker will help you achieve your diet and nutritional goals.\n\nThis application is a companion tool for members of The Daily Plate at LIVESTRONG.COM. There is also a free service online. www.livestrong.com/thedailyplate\n\nAdditional online features include support groups, forums on a variety of topics and expert Q&amp;A.\n\nThe LIVESTRONG.COM Calorie Tracker offers:\n\n*The largest database of food and restaurant items\n*Customized daily calorie intake based on your goals\n*Weight tracking on your phone and online, with a bi-directional synch from web to phone\n*A diary of your caloric, fat, cholesterol, sodium, carbohydrate, sugar, fiber and protein intake\n\nNote: You can still track the fitness database and any food items you've tracked before even when you are offline. The items will sync the next time you use the device on a network.\n\nThe LIVESTRONG.COM Calorie Tracker is a diet coach, nutritionist, calorie counter and food planner at your fingertips.\n\nwww.livestrong.com/thedailyplate</text:p>
          </table:table-cell>
          <table:table-cell table:number-columns-repeated="1010"/>
        </table:table-row>
        <table:table-row table:style-name="ro3">
          <table:table-cell office:value-type="string">
            <text:p>rail-rush/ac3aee8c-a96d-40f3-a639-3ddc2344885d</text:p>
          </table:table-cell>
          <table:table-cell office:value-type="string">
            <text:p>Rail Rush</text:p>
          </table:table-cell>
          <table:table-cell office:value-type="string">
            <text:p>Gratuito</text:p>
          </table:table-cell>
          <table:table-cell office:value-type="string">
            <text:p>1.7.0.0</text:p>
          </table:table-cell>
          <table:table-cell office:value-type="string">
            <text:p>32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EVERYONE</text:p>
          </table:table-cell>
          <table:table-cell office:value-type="string">
            <text:p>Get ready for this epic adventure! \n\nStep into your cart and begin this exploring frenzy! Accelerate through these insanely fast rails while tilting and swiping to avoid the obstacles. \n\nYour job is to collect precious stones, so get those gold nuggets and gems! There will be surprises along the way, and special gifts to earn if you're lucky! Break the rock eggs to reveal what’s inside of them and pick up all the gems for your personal explorer’s collection! \n\nFind new and exciting paths to explore across the mine, and go through those special levels to earn more nuggets! Featuring many exciting environments in 8 different settings: dash through the Crazy Caves, hurtle through the lush and dangerous Amazon jungle, immerse in the terrific Undersea World, take a dive in the Horror Land, visit the wonderful Snow Land, navigate on the Steam Factory, find your way on the Jurassic Jungle and explore the Pharaoh's Tomb, all this and many surprise levels which will amaze you with their colourful scenarios. \n\nYou can also equip your cart with power ups to extend your chances inside the mine, while completing missions and ranking up, in order to become the ultimate explorer! \n\nKEY FEATURES: \n\n• NEW AMAZONIA WORLD UPDATE full of exciting new features\n• 16 different characters \n• Cool power ups \n• 8 different worlds and many hidden levels\n• Stunning graphics \n• Action packed gameplay \n\nHow long can you last in the rails? Find out, by downloading Rail Rush now! \n\n**************************************** \nTry also the free web version of Rail Rush on our website: \nhttp://www.miniclip.com/games/rail-rush/ </text:p>
          </table:table-cell>
          <table:table-cell table:number-columns-repeated="1010"/>
        </table:table-row>
        <table:table-row table:style-name="ro3">
          <table:table-cell office:value-type="string">
            <text:p>gta-san-andreas/c011568d-1578-4d0a-b1cc-9ab7daf58681</text:p>
          </table:table-cell>
          <table:table-cell office:value-type="string">
            <text:p>GTA: San Andreas</text:p>
          </table:table-cell>
          <table:table-cell office:value-type="string">
            <text:p>6.99</text:p>
          </table:table-cell>
          <table:table-cell office:value-type="string">
            <text:p>1.0.0.0</text:p>
          </table:table-cell>
          <table:table-cell office:value-type="string">
            <text:p>19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MATURE</text:p>
          </table:table-cell>
          <table:table-cell office:value-type="string">
            <text:p>***PLEASE NOTE: Grand Theft Auto: San Andreas is only supported on the following devices: Nokia Lumia: 1520, 1320, 822, 820, 810, HTC: 8XT.*** \n\nGrand Theft Auto: San Andreas requires an additional 2.5 GB download. Please make sure you have access to a Wi-Fi Access Point, and that your device is plugged into a power source until the download is complete.\n\nFive years ago, Carl Johnson escaped from the pressures of life in Los Santos, San Andreas, a city tearing itself apart with gang trouble, drugs and corruption. Where filmstars and millionaires do their best to avoid the dealers and gangbangers.\n\nNow, it’s the early 90’s. Carl’s got to go home. His mother has been murdered, his family has fallen apart and his childhood friends are all heading towards disaster.\n\nOn his return to the neighborhood, a couple of corrupt cops frame him for homicide. CJ is forced on a journey that takes him across the entire state of San Andreas, to save his family and to take control of the streets.\n\nRockstar Games brings its biggest release to mobile yet with a vast open-world covering the state of San Andreas and its three major cities – Los Santos, San Fierro and Las Venturas – with enhanced visual fidelity and over 70 hours of gameplay.\n\nGrand Theft Auto: San Andreas features: <text:s/>\n• Remastered, high-resolution graphics built specifically for mobile including lighting enhancements, an enriched color palette and improved character models. \n• Dual analog stick controls for full camera and movement control.\n• Three different control schemes and customizable controls with contextual options to display buttons only when you need them.\n• Tailor your visual experience with adjustable graphic settings \n\nLanguages Supported: English, French, Italian, German, Spanish, Russian and Japanese. \n\nMobile Version developed by War Drum Studios\nwww.wardrumstudios.com\n\nFollow us:\nwww.facebook.com/rockstargames\nwww.twitter.com/rockstargames</text:p>
          </table:table-cell>
          <table:table-cell table:number-columns-repeated="1010"/>
        </table:table-row>
        <table:table-row table:style-name="ro3">
          <table:table-cell office:value-type="string">
            <text:p>guess-the-person/36d9b5d8-4abc-49b7-9c42-03f2ef715804</text:p>
          </table:table-cell>
          <table:table-cell office:value-type="string">
            <text:p>Guess The Person</text:p>
          </table:table-cell>
          <table:table-cell office:value-type="string">
            <text:p>Gratuito</text:p>
          </table:table-cell>
          <table:table-cell office:value-type="string">
            <text:p>1.0.0.0</text:p>
          </table:table-cell>
          <table:table-cell office:value-type="string">
            <text:p>9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Update 1.2\nScoring system updated\n\n-Update 1.1\nScoring system introduced\n\n-Update 1.0\nScreenshot update\n\nThink you know your historical figures? See how many you can name in Guess The Person! With a steadily increasing difficulty as you progress, there is plenty to keep you challenged!</text:p>
          </table:table-cell>
          <table:table-cell table:number-columns-repeated="1010"/>
        </table:table-row>
        <table:table-row table:style-name="ro3">
          <table:table-cell office:value-type="string">
            <text:p>kids-learn-to-read-preschool/e8133e65-9f6f-47df-ae93-6f10b971a284</text:p>
          </table:table-cell>
          <table:table-cell office:value-type="string">
            <text:p>Kids Learn to Read (Preschool)</text:p>
          </table:table-cell>
          <table:table-cell office:value-type="string">
            <text:p>2.99</text:p>
          </table:table-cell>
          <table:table-cell office:value-type="string">
            <text:p>1.2.0.0</text:p>
          </table:table-cell>
          <table:table-cell office:value-type="string">
            <text:p>24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Kids Learn to Read is the latest child-pleasing addition to Intellijoy's best-selling reading curriculum series, and is preceded by Kids ABC Letters and Kids ABC Phonics.\nKids Learn to Read is a delightful game that invites preschool-aged children to practice blending sounds together to read and spell simple words, such as "dog", "sun", and "big".\n\nIn its three sections, children get to:\n\n- learn to blend letter sounds into words by moving Tommy the Turtle across the letter bridge as each letter is sounded out and a word is formed and pronounced. Your kids can hand Tommy a skateboard to make him go faster as they become comfortable with blending the sounds.\n\n- have fun practicing elementary reading as they are asked to fit Tommy's animal friends with skateboards and helmets\n\n- make words in a way that's fun by turning real-looking blocks with letters on each side until the word is spelled out\n\nIf your children do not know the alphabet sounds yet, we recommend our Kids ABC Phonics app. And if your kids need to learn or practice the names of the letters, try our Kids ABC Letters app.\n\nEvery section is designed to let children enjoy success time after time and receive positive reinforcement from the likable teacher, so they want to keep learning. Once your child is involved and happy, you can relax, with the assurance that he or she is having a great time - and learning.</text:p>
          </table:table-cell>
          <table:table-cell table:number-columns-repeated="1010"/>
        </table:table-row>
        <table:table-row table:style-name="ro3">
          <table:table-cell office:value-type="string">
            <text:p>parking-truck-deluxe/cf18bb56-ac39-4922-9ecd-8a83953a4406</text:p>
          </table:table-cell>
          <table:table-cell office:value-type="string">
            <text:p>Parking Truck Deluxe</text:p>
          </table:table-cell>
          <table:table-cell office:value-type="string">
            <text:p>Gratuito</text:p>
          </table:table-cell>
          <table:table-cell office:value-type="string">
            <text:p>2.1.0.0</text:p>
          </table:table-cell>
          <table:table-cell office:value-type="string">
            <text:p>29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arking Truck Deluxe is the most fun and realistic parking game ever created.\nIn harder levels you must hook the trailer and park.\nDrive through urban and natural scenaries. Periodically we will launch new levels and trucks!\n\nCan you complete all the challenges and park like real drivers do?\n\nFeatures:\n\n- 11 spectacular 3D trucks\n- 36 exciting levels\n- Night levels\n- Trucks with trailers\n- Super realistic 3D graphics\n- Feel physics when driving\n- And much more!</text:p>
          </table:table-cell>
          <table:table-cell table:number-columns-repeated="1010"/>
        </table:table-row>
        <table:table-row table:style-name="ro3">
          <table:table-cell office:value-type="string">
            <text:p>pocket-rally/b74a4bd9-e57a-4317-948c-697911fa7a34</text:p>
          </table:table-cell>
          <table:table-cell office:value-type="string">
            <text:p>Pocket Rally</text:p>
          </table:table-cell>
          <table:table-cell office:value-type="string">
            <text:p>0.99</text:p>
          </table:table-cell>
          <table:table-cell office:value-type="string">
            <text:p>1.0.2.1</text:p>
          </table:table-cell>
          <table:table-cell office:value-type="string">
            <text:p>21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ocket Rally is an attempt to combine the best of both old school rally racing games and smart device experiences. Stunning visual graphics, realistic yet fun to drive car physics, all in the palm of your hand. Take the rally racing anytime, anywhere with you! \n\nFeatures: \n\n* Highly detailed and precisely made car models, beautiful and visually convincing racing tracks located in various spectacular sceneries including mountains, coastline and ancient city ruins. \n\n* Carefully tuned car physics to be both realistic and fun. Multiple ground surface properties including tarmac, gravel and grass. Each car has unique driving characteristics, and will evolve through the winning of races. \n\n* 3 control modes and 3 camera angles (in-game toggleable) to choose from. \n\n* Strength adjustable AI opponents. Up to 4 cars can race simultaneously in a game. \n\n* 2 main game modes to play: Challenge mode and Single Race mode. Additional cars and tracks can be unlocked by winning challenges and to be chosen in Single Race mode. \n\n* Introducing the Replay Mode. Performed a perfect power drift doing a hairpin turn and want to show your friends? Too occupied in the competition not able to admire your own driving technique and want to see it later? Replay Mode is the answer for you! The replay cameras are tailored for each track, recording the whole event from best angles and play it back for you. \n\nCurrently there are 5 legendary rally cars, 4 tracks (including forward/reverse direction) and 30 Challenge mode events in the game, with many more to come! \n\nVisit our Facebook fan page at: \nhttp://www.facebook.com/PocketRally</text:p>
          </table:table-cell>
          <table:table-cell table:number-columns-repeated="1010"/>
        </table:table-row>
        <table:table-row table:style-name="ro3">
          <table:table-cell office:value-type="string">
            <text:p>super-golf-land/04c5d939-bf54-4347-aafb-93abacc44632</text:p>
          </table:table-cell>
          <table:table-cell office:value-type="string">
            <text:p>Super Golf Land</text:p>
          </table:table-cell>
          <table:table-cell office:value-type="string">
            <text:p>Gratuito</text:p>
          </table:table-cell>
          <table:table-cell office:value-type="string">
            <text:p>1.0.0.0</text:p>
          </table:table-cell>
          <table:table-cell office:value-type="string">
            <text:p>15M</text:p>
          </table:table-cell>
          <table:table-cell office:value-type="string">
            <text:p>Windows Phone 7.5</text:p>
          </table:table-cell>
          <table:table-cell office:value-type="string">
            <text:p>Jogo</text:p>
          </table:table-cell>
          <table:table-cell office:value-type="string">
            <text:p>Esporte</text:p>
          </table:table-cell>
          <table:table-cell office:value-type="string">
            <text:p>EVERYONE</text:p>
          </table:table-cell>
          <table:table-cell office:value-type="string">
            <text:p>The BEST free golf game for Windows Phone!\n\nPlay Super Golf Land today and golf across 8 beautifully designed courses. Develop your skills and unlock all 8 unique power-ups. Play the minigames and earn some spare cash. Hours of fun for the whole family!\n\nFeatures:\n• 100% FREE\n• 72 holes with more on the way\n• 3 exciting minigames for every hole\n• 8 unlockable powerups\n• Realistic physics engine\n• Great graphics and sounds\n\nIf you like Stickman Golf, Mini Golf, Pocket Golf, Putt Putt Golf, Flick Golf, Basketball, Air Hockey, Archer, or Gun Ball, you will love this game!</text:p>
          </table:table-cell>
          <table:table-cell table:number-columns-repeated="1010"/>
        </table:table-row>
        <table:table-row table:style-name="ro3">
          <table:table-cell office:value-type="string">
            <text:p>action-bowl-2/acda9996-b2b2-49e2-94bf-8b0d1099f290</text:p>
          </table:table-cell>
          <table:table-cell office:value-type="string">
            <text:p>Action Bowl 2</text:p>
          </table:table-cell>
          <table:table-cell office:value-type="string">
            <text:p>0.99</text:p>
          </table:table-cell>
          <table:table-cell office:value-type="string">
            <text:p>1.0.0.1</text:p>
          </table:table-cell>
          <table:table-cell office:value-type="string">
            <text:p>46M</text:p>
          </table:table-cell>
          <table:table-cell office:value-type="string">
            <text:p>Windows Phone 8</text:p>
          </table:table-cell>
          <table:table-cell office:value-type="string">
            <text:p>Jogo</text:p>
          </table:table-cell>
          <table:table-cell office:value-type="string">
            <text:p>Esporte</text:p>
          </table:table-cell>
          <table:table-cell office:value-type="string">
            <text:p>EVERYONE</text:p>
          </table:table-cell>
          <table:table-cell office:value-type="string">
            <text:p>Action Bowling 2 brings you the best bowling experience on mobile and tablet with fun and addictive gameplay that will have you playing like a Pro!\n\nAction bowling 2, the long awaited sequel to Action Bowling Free, the most popular bowling game on mobile devices with over 50 million downloads is finally here!\n\nYou will love the new and improved physics that give you all the nuances of professional bowling with outrageous curve shots and explosive competition pin action. The new simple UI means one-handed gameplay that is responsive and intuitive for beginner and expert players.\n\nWhen you have honed your skills in practice and solo play, challenge up to 3 of your friends to go head to head on the same device with pass &amp; play.\n\nWith crystal clear graphics on all devices and the unique bowling locations and custom balls that are the signature of the Action Bowling franchise, Action Bowling 2 delivers everything you expect from the very best bowling game on mobile.</text:p>
          </table:table-cell>
          <table:table-cell table:number-columns-repeated="1010"/>
        </table:table-row>
        <table:table-row table:style-name="ro3">
          <table:table-cell office:value-type="string">
            <text:p>dungeon-stalker/7527b653-fe86-e011-986b-78e7d1fa76f8</text:p>
          </table:table-cell>
          <table:table-cell office:value-type="string">
            <text:p>app/dungeon-stalker/7527b653-fe86-e011-986b-78e7d1fa76f8</text:p>
          </table:table-cell>
          <table:table-cell office:value-type="string">
            <text:p>1.99</text:p>
          </table:table-cell>
          <table:table-cell office:value-type="string">
            <text:p>1.16.0.0</text:p>
          </table:table-cell>
          <table:table-cell office:value-type="string">
            <text:p>40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 New in 1.16!\n+ Experience points updated to allow very high levels\n+ Is now possible to descend below floor 500...good luck!\n***\n\nThe Dragon Queen, evil ruler of these dark times subjugated the land with her legion of minions. She is spreading the plague of hatred and fear in all hearts, becoming stronger at every second.\nA legend is told : a hero will come. Brave enough to challenge the dangers that awaits below the surface, down in deepest tunnels of her kingdom. A hero that will free the land and defeat the Dragon Queen.\nAre you the legendary hero?\nSharpen your blade, train your magic and get ready to descend into the deepest dungeons of this immersive real time role playing game!\n- Beautiful pre-rendered first person 3d graphics\n- Real-time melee combat\n- Gesture based real-time spell casting\n- Attack spells and buffs to increase your stats\n- More than 1,400 randomly generated items from common to rare to legendary.\n- Complex random dungeon engine creates a non-linear experience complete with levers, doors, keys and riddles\n- Real time automatic map\n- Different button layouts to suit your play style\n- Level up and distribute points among different character statistics that affect your fighting abilities and your ability to survive\n- Challenge the Dragon Queen after going as deep as 15th dungeon floor.\n- Continue the experience even after you finished the game\n- Compete with the best on the online leaderboard!\n\nIn TRIAL mode, you can freely enjoy the game but you won’t be gaining any experience after reaching character level 4.</text:p>
          </table:table-cell>
          <table:table-cell table:number-columns-repeated="1010"/>
        </table:table-row>
        <table:table-row table:style-name="ro3">
          <table:table-cell office:value-type="string">
            <text:p>legends-of-descent/9e0d80d9-6f7b-4c37-808e-68e270dde4f0</text:p>
          </table:table-cell>
          <table:table-cell office:value-type="string">
            <text:p>Legends Of Descent</text:p>
          </table:table-cell>
          <table:table-cell office:value-type="string">
            <text:p>Gratuito</text:p>
          </table:table-cell>
          <table:table-cell office:value-type="string">
            <text:p>0.18.0.0</text:p>
          </table:table-cell>
          <table:table-cell office:value-type="string">
            <text:p>35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Legends of Descent is a dungeon crawler style action RPG game where you player the part of a dwarf who’s city has been destroyed by some unknown enemy. You must fight your way through endless dungeons, slaying monsters, reaping loot, and equipping yourself with the very best weapons and armor. Avenge your city and bring honor back to your people. With nearly an unlimited number of items to find, a variety of different challenging monsters to fight, 3 classes to master and visually engaging spells and abilities, Legends of Descent will keep you coming back for more. \n\nThis game is always under active development so you can expect regular updates with new content to play. Furthermore, visit our forums to suggest ideas on what you would like to see in the game next!</text:p>
          </table:table-cell>
          <table:table-cell table:number-columns-repeated="1010"/>
        </table:table-row>
        <table:table-row table:style-name="ro3" table:number-rows-repeated="3">
          <table:table-cell table:number-columns-repeated="1020"/>
        </table:table-row>
        <table:table-row table:style-name="ro3">
          <table:table-cell table:style-name="ce4" office:value-type="string">
            <text:p>windows store link</text:p>
          </table:table-cell>
          <table:table-cell table:style-name="ce6" office:value-type="string">
            <text:p><text:a xlink:href="http://www.windowsphone.com/en-us/store/app/">http://www.windowsphone.com/en-us/store/app/</text:a></text:p>
          </table:table-cell>
          <table:table-cell table:number-columns-repeated="1018"/>
        </table:table-row>
        <table:table-row table:style-name="ro3">
          <table:table-cell table:style-name="ce4" office:value-type="string">
            <text:p>google play link</text:p>
          </table:table-cell>
          <table:table-cell table:style-name="ce6" office:value-type="string">
            <text:p>https://play.google.com/store/apps/details?id=</text:p>
          </table:table-cell>
          <table:table-cell table:number-columns-repeated="1018"/>
        </table:table-row>
        <table:table-row table:style-name="ro3" table:number-rows-repeated="1048517">
          <table:table-cell table:number-columns-repeated="1020"/>
        </table:table-row>
        <table:table-row table:style-name="ro4">
          <table:table-cell table:number-columns-repeated="1020"/>
        </table:table-row>
      </table:table>
      <table:table table:name="Sheet2" table:style-name="ta1">
        <table:table-column table:style-name="co10" table:default-cell-style-name="Default"/>
        <table:table-row table:style-name="ro2">
          <table:table-cell/>
        </table:table-row>
      </table:table>
      <table:table table:name="Sheet3"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1:13:14</meta:creation-date>
    <dc:date>2014-03-04T15:07:02</dc:date>
    <meta:editing-duration>PT3H55M25S</meta:editing-duration>
    <meta:editing-cycles>21</meta:editing-cycles>
    <meta:generator>LibreOffice/3.5$Linux_X86_64 LibreOffice_project/350m1$Build-2</meta:generator>
    <meta:document-statistic meta:table-count="3" meta:cell-count="510" meta:object-count="0"/>
  </office:meta>
</office:document-meta>
</file>